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b2b2b2" fo:padding="0cm" fo:border="0.75pt solid #666666" style:writing-mode="page">
        <style:background-image/>
      </style:table-cell-properties>
    </style:style>
    <style:style style:name="Tableau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2.4" style:family="table-row">
      <style:table-row-properties style:min-row-height="1.573cm"/>
    </style:style>
    <style:style style:name="Tableau2.A4" style:family="table-cell">
      <style:table-cell-properties fo:background-color="#eeeeee" fo:padding="0cm" fo:border="0.75pt solid #666666" style:writing-mode="page">
        <style:background-image/>
      </style:table-cell-properties>
    </style:style>
    <style:style style:name="Tableau4" style:family="table">
      <style:table-properties style:width="13.086cm" table:align="left"/>
    </style:style>
    <style:style style:name="Tableau4.A" style:family="table-column">
      <style:table-column-properties style:column-width="3.055cm"/>
    </style:style>
    <style:style style:name="Tableau4.B" style:family="table-column">
      <style:table-column-properties style:column-width="2.245cm"/>
    </style:style>
    <style:style style:name="Tableau4.C" style:family="table-column">
      <style:table-column-properties style:column-width="3.537cm"/>
    </style:style>
    <style:style style:name="Tableau4.D" style:family="table-column">
      <style:table-column-properties style:column-width="4.249cm"/>
    </style:style>
    <style:style style:name="Tableau4.A1" style:family="table-cell">
      <style:table-cell-properties style:vertical-align="middle" fo:padding="0.049cm" fo:border-left="0.05pt solid #000000" fo:border-right="none" fo:border-top="0.05pt solid #000000" fo:border-bottom="0.05pt solid #000000"/>
    </style:style>
    <style:style style:name="Tableau4.D1" style:family="table-cell">
      <style:table-cell-properties style:vertical-align="middle" fo:padding="0.049cm" fo:border="0.05pt solid #000000"/>
    </style:style>
    <style:style style:name="Tableau4.A2" style:family="table-cell">
      <style:table-cell-properties style:vertical-align="middle" fo:padding="0.049cm" fo:border-left="0.05pt solid #000000" fo:border-right="none" fo:border-top="none" fo:border-bottom="0.05pt solid #000000"/>
    </style:style>
    <style:style style:name="Tableau4.D2" style:family="table-cell">
      <style:table-cell-properties style:vertical-align="middle" fo:padding="0.049cm" fo:border-left="0.05pt solid #000000" fo:border-right="0.05pt solid #000000" fo:border-top="none" fo:border-bottom="0.05pt solid #000000"/>
    </style:style>
    <style:style style:name="Tableau1" style:family="table">
      <style:table-properties style:width="11.511cm" table:align="left"/>
    </style:style>
    <style:style style:name="Tableau1.A" style:family="table-column">
      <style:table-column-properties style:column-width="2.563cm"/>
    </style:style>
    <style:style style:name="Tableau1.B" style:family="table-column">
      <style:table-column-properties style:column-width="1.928cm"/>
    </style:style>
    <style:style style:name="Tableau1.C" style:family="table-column">
      <style:table-column-properties style:column-width="3.3cm"/>
    </style:style>
    <style:style style:name="Tableau1.D" style:family="table-column">
      <style:table-column-properties style:column-width="3.72cm"/>
    </style:style>
    <style:style style:name="Tableau1.A1" style:family="table-cell">
      <style:table-cell-properties style:vertical-align="middle" fo:padding="0.049cm" fo:border-left="0.05pt solid #000000" fo:border-right="none" fo:border-top="0.05pt solid #000000" fo:border-bottom="0.05pt solid #000000"/>
    </style:style>
    <style:style style:name="Tableau1.D1" style:family="table-cell">
      <style:table-cell-properties style:vertical-align="middle" fo:padding="0.049cm" fo:border="0.05pt solid #000000"/>
    </style:style>
    <style:style style:name="Tableau1.A2" style:family="table-cell">
      <style:table-cell-properties style:vertical-align="middle" fo:padding="0.049cm" fo:border-left="0.05pt solid #000000" fo:border-right="none" fo:border-top="none" fo:border-bottom="0.05pt solid #000000"/>
    </style:style>
    <style:style style:name="Tableau1.D2" style:family="table-cell">
      <style:table-cell-properties style:vertical-align="middle" fo:padding="0.049cm" fo:border-left="0.05pt solid #000000" fo:border-right="0.05pt solid #000000" fo:border-top="none" fo:border-bottom="0.05pt solid #000000"/>
    </style:style>
    <style:style style:name="Tableau3" style:family="table">
      <style:table-properties style:width="14.968cm" table:align="left"/>
    </style:style>
    <style:style style:name="Tableau3.A" style:family="table-column">
      <style:table-column-properties style:column-width="3.281cm"/>
    </style:style>
    <style:style style:name="Tableau3.B" style:family="table-column">
      <style:table-column-properties style:column-width="0.963cm"/>
    </style:style>
    <style:style style:name="Tableau3.C" style:family="table-column">
      <style:table-column-properties style:column-width="2.584cm"/>
    </style:style>
    <style:style style:name="Tableau3.D" style:family="table-column">
      <style:table-column-properties style:column-width="8.14cm"/>
    </style:style>
    <style:style style:name="Tableau3.A1" style:family="table-cell">
      <style:table-cell-properties style:vertical-align="middle" fo:padding="0.049cm" fo:border="none"/>
    </style:style>
    <style:style style:name="Tableau5" style:family="table">
      <style:table-properties style:width="17cm" table:align="left"/>
    </style:style>
    <style:style style:name="Tableau5.A" style:family="table-column">
      <style:table-column-properties style:column-width="6.08cm"/>
    </style:style>
    <style:style style:name="Tableau5.B" style:family="table-column">
      <style:table-column-properties style:column-width="6.024cm"/>
    </style:style>
    <style:style style:name="Tableau5.C" style:family="table-column">
      <style:table-column-properties style:column-width="4.897cm"/>
    </style:style>
    <style:style style:name="Tableau5.A1" style:family="table-cell">
      <style:table-cell-properties style:vertical-align="middle" fo:padding="0.049cm" fo:border="none"/>
    </style:style>
    <style:style style:name="Tableau12" style:family="table">
      <style:table-properties style:width="17cm" table:align="left"/>
    </style:style>
    <style:style style:name="Tableau12.A" style:family="table-column">
      <style:table-column-properties style:column-width="3.794cm"/>
    </style:style>
    <style:style style:name="Tableau12.B" style:family="table-column">
      <style:table-column-properties style:column-width="4.72cm"/>
    </style:style>
    <style:style style:name="Tableau12.C" style:family="table-column">
      <style:table-column-properties style:column-width="3.572cm"/>
    </style:style>
    <style:style style:name="Tableau12.D" style:family="table-column">
      <style:table-column-properties style:column-width="4.914cm"/>
    </style:style>
    <style:style style:name="Tableau12.A1" style:family="table-cell">
      <style:table-cell-properties style:vertical-align="middle" fo:padding="0.049cm" fo:border="none"/>
    </style:style>
    <style:style style:name="Tableau6" style:family="table">
      <style:table-properties style:width="17cm" table:align="left"/>
    </style:style>
    <style:style style:name="Tableau6.A" style:family="table-column">
      <style:table-column-properties style:column-width="4.898cm"/>
    </style:style>
    <style:style style:name="Tableau6.B" style:family="table-column">
      <style:table-column-properties style:column-width="4.348cm"/>
    </style:style>
    <style:style style:name="Tableau6.C" style:family="table-column">
      <style:table-column-properties style:column-width="7.754cm"/>
    </style:style>
    <style:style style:name="Tableau6.A1" style:family="table-cell">
      <style:table-cell-properties style:vertical-align="middle" fo:padding="0.049cm" fo:border="none"/>
    </style:style>
    <style:style style:name="Tableau7" style:family="table">
      <style:table-properties style:width="13.757cm" table:align="left"/>
    </style:style>
    <style:style style:name="Tableau7.A" style:family="table-column">
      <style:table-column-properties style:column-width="1.192cm"/>
    </style:style>
    <style:style style:name="Tableau7.B" style:family="table-column">
      <style:table-column-properties style:column-width="4.815cm"/>
    </style:style>
    <style:style style:name="Tableau7.C" style:family="table-column">
      <style:table-column-properties style:column-width="7.749cm"/>
    </style:style>
    <style:style style:name="Tableau7.A1" style:family="table-cell">
      <style:table-cell-properties style:vertical-align="middle" fo:padding="0.049cm" fo:border="none"/>
    </style:style>
    <style:style style:name="Tableau8" style:family="table">
      <style:table-properties style:width="10.862cm" table:align="left"/>
    </style:style>
    <style:style style:name="Tableau8.A" style:family="table-column">
      <style:table-column-properties style:column-width="1.224cm"/>
    </style:style>
    <style:style style:name="Tableau8.B" style:family="table-column">
      <style:table-column-properties style:column-width="4.085cm"/>
    </style:style>
    <style:style style:name="Tableau8.C" style:family="table-column">
      <style:table-column-properties style:column-width="5.553cm"/>
    </style:style>
    <style:style style:name="Tableau8.A1" style:family="table-cell">
      <style:table-cell-properties style:vertical-align="middle" fo:padding="0.049cm" fo:border="none"/>
    </style:style>
    <style:style style:name="Tableau9" style:family="table">
      <style:table-properties style:width="11.12cm" table:align="left"/>
    </style:style>
    <style:style style:name="Tableau9.A" style:family="table-column">
      <style:table-column-properties style:column-width="1.365cm"/>
    </style:style>
    <style:style style:name="Tableau9.B" style:family="table-column">
      <style:table-column-properties style:column-width="5.627cm"/>
    </style:style>
    <style:style style:name="Tableau9.C" style:family="table-column">
      <style:table-column-properties style:column-width="4.128cm"/>
    </style:style>
    <style:style style:name="Tableau9.A1" style:family="table-cell">
      <style:table-cell-properties style:vertical-align="middle" fo:padding="0.049cm" fo:border="none"/>
    </style:style>
    <style:style style:name="Tableau10" style:family="table">
      <style:table-properties style:width="17.669cm" fo:margin-left="0cm" table:align="left"/>
    </style:style>
    <style:style style:name="Tableau10.A" style:family="table-column">
      <style:table-column-properties style:column-width="3.489cm"/>
    </style:style>
    <style:style style:name="Tableau10.B" style:family="table-column">
      <style:table-column-properties style:column-width="3.304cm"/>
    </style:style>
    <style:style style:name="Tableau10.C" style:family="table-column">
      <style:table-column-properties style:column-width="3.805cm"/>
    </style:style>
    <style:style style:name="Tableau10.D" style:family="table-column">
      <style:table-column-properties style:column-width="7.071cm"/>
    </style:style>
    <style:style style:name="Tableau10.A1" style:family="table-cell">
      <style:table-cell-properties style:vertical-align="middle" fo:padding="0.049cm" fo:border="none"/>
    </style:style>
    <style:style style:name="Tableau11" style:family="table">
      <style:table-properties style:width="14.238cm" table:align="left"/>
    </style:style>
    <style:style style:name="Tableau11.A" style:family="table-column">
      <style:table-column-properties style:column-width="6.817cm"/>
    </style:style>
    <style:style style:name="Tableau11.B" style:family="table-column">
      <style:table-column-properties style:column-width="2.771cm"/>
    </style:style>
    <style:style style:name="Tableau11.C" style:family="table-column">
      <style:table-column-properties style:column-width="4.65cm"/>
    </style:style>
    <style:style style:name="Tableau11.A1" style:family="table-cell">
      <style:table-cell-properties style:vertical-align="middle" fo:padding="0.049cm" fo:border="none"/>
    </style:style>
    <style:style style:name="P1" style:family="paragraph" style:parent-style-name="Text_20_body">
      <style:text-properties officeooo:rsid="002359e8" officeooo:paragraph-rsid="002359e8"/>
    </style:style>
    <style:style style:name="P2" style:family="paragraph" style:parent-style-name="Text_20_body">
      <style:text-properties officeooo:paragraph-rsid="002359e8"/>
    </style:style>
    <style:style style:name="P3" style:family="paragraph" style:parent-style-name="Heading_20_2">
      <style:text-properties officeooo:paragraph-rsid="00086520"/>
    </style:style>
    <style:style style:name="P4" style:family="paragraph" style:parent-style-name="Table_20_Heading">
      <style:text-properties officeooo:paragraph-rsid="00086520"/>
    </style:style>
    <style:style style:name="P5" style:family="paragraph" style:parent-style-name="Table_20_Contents">
      <style:text-properties officeooo:paragraph-rsid="00086520"/>
    </style:style>
    <style:style style:name="P6" style:family="paragraph" style:parent-style-name="Text_20_body">
      <style:text-properties fo:font-weight="bold" officeooo:rsid="000ba51f" officeooo:paragraph-rsid="000ba51f" style:font-weight-asian="bold" style:font-weight-complex="bold"/>
    </style:style>
    <style:style style:name="P7" style:family="paragraph" style:parent-style-name="Heading_20_2">
      <style:text-properties fo:font-weight="bold" officeooo:rsid="000ba51f" officeooo:paragraph-rsid="000ba51f" style:font-weight-asian="bold" style:font-weight-complex="bold"/>
    </style:style>
    <style:style style:name="P8" style:family="paragraph" style:parent-style-name="Table_20_Heading">
      <style:text-properties fo:background-color="#ffff00"/>
    </style:style>
    <style:style style:name="P9" style:family="paragraph" style:parent-style-name="Text_20_body">
      <style:text-properties officeooo:rsid="0007575d" officeooo:paragraph-rsid="000cc902"/>
    </style:style>
    <style:style style:name="P10" style:family="paragraph" style:parent-style-name="Text_20_body">
      <style:text-properties officeooo:rsid="000cc902" officeooo:paragraph-rsid="000cc902"/>
    </style:style>
    <style:style style:name="P11" style:family="paragraph" style:parent-style-name="Text_20_body">
      <style:text-properties officeooo:rsid="000a2a62" officeooo:paragraph-rsid="000a2a62" fo:background-color="#ffff00"/>
    </style:style>
    <style:style style:name="P12" style:family="paragraph" style:parent-style-name="Text_20_body">
      <style:text-properties officeooo:rsid="000a2a62" officeooo:paragraph-rsid="000a2a62"/>
    </style:style>
    <style:style style:name="P13" style:family="paragraph" style:parent-style-name="Text_20_body">
      <style:text-properties officeooo:rsid="000a3994" officeooo:paragraph-rsid="000a3994"/>
    </style:style>
    <style:style style:name="P14" style:family="paragraph" style:parent-style-name="Text_20_body">
      <style:text-properties officeooo:paragraph-rsid="00086520"/>
    </style:style>
    <style:style style:name="P15" style:family="paragraph" style:parent-style-name="Text_20_body" style:list-style-name="L1">
      <style:text-properties officeooo:paragraph-rsid="00067f2d"/>
    </style:style>
    <style:style style:name="P16" style:family="paragraph" style:parent-style-name="Text_20_body" style:list-style-name="L2">
      <style:text-properties officeooo:rsid="00067f2d"/>
    </style:style>
    <style:style style:name="P17" style:family="paragraph" style:parent-style-name="Text_20_body">
      <style:text-properties officeooo:rsid="0007575d" officeooo:paragraph-rsid="0007575d"/>
    </style:style>
    <style:style style:name="P18" style:family="paragraph" style:parent-style-name="Text_20_body">
      <style:text-properties officeooo:rsid="00067f2d" officeooo:paragraph-rsid="00067f2d"/>
    </style:style>
    <style:style style:name="P19" style:family="paragraph" style:parent-style-name="Heading_20_3">
      <style:paragraph-properties fo:margin-top="0cm" fo:margin-bottom="0.247cm" style:contextual-spacing="false" fo:line-height="115%"/>
    </style:style>
    <style:style style:name="P20" style:family="paragraph" style:parent-style-name="Text_20_body" style:list-style-name="L3"/>
    <style:style style:name="P21" style:family="paragraph" style:parent-style-name="Preformatted_20_Text">
      <style:paragraph-properties fo:margin-top="0cm" fo:margin-bottom="0.247cm" style:contextual-spacing="false" fo:line-height="115%"/>
    </style:style>
    <style:style style:name="P22" style:family="paragraph" style:parent-style-name="Text_20_body" style:list-style-name="L4"/>
    <style:style style:name="P23" style:family="paragraph" style:parent-style-name="Text_20_body" style:list-style-name="L5"/>
    <style:style style:name="P24" style:family="paragraph" style:parent-style-name="Heading_20_2">
      <style:paragraph-properties fo:margin-top="0cm" fo:margin-bottom="0.247cm" style:contextual-spacing="false" fo:line-height="115%"/>
    </style:style>
    <style:style style:name="P25" style:family="paragraph" style:parent-style-name="Heading_20_2">
      <style:paragraph-properties fo:margin-left="0cm" fo:margin-right="0cm" fo:margin-top="0cm" fo:margin-bottom="0.247cm" style:contextual-spacing="false" fo:line-height="115%" fo:text-indent="0cm" style:auto-text-indent="false"/>
    </style:style>
    <style:style style:name="P26" style:family="paragraph" style:parent-style-name="Text_20_body" style:list-style-name="L6"/>
    <style:style style:name="P27" style:family="paragraph" style:parent-style-name="Standard">
      <style:text-properties officeooo:rsid="00067f2d" officeooo:paragraph-rsid="00067f2d"/>
    </style:style>
    <style:style style:name="P28" style:family="paragraph" style:parent-style-name="Heading_20_2">
      <style:text-properties officeooo:rsid="00067f2d"/>
    </style:style>
    <style:style style:name="P29" style:family="paragraph" style:parent-style-name="Heading_20_3">
      <style:text-properties officeooo:rsid="00067f2d" fo:background-color="#ffff00"/>
    </style:style>
    <style:style style:name="P30" style:family="paragraph" style:parent-style-name="Preformatted_20_Text">
      <style:text-properties officeooo:rsid="00067f2d"/>
    </style:style>
    <style:style style:name="P31" style:family="paragraph" style:parent-style-name="Preformatted_20_Text">
      <style:paragraph-properties fo:margin-top="0cm" fo:margin-bottom="0.499cm" style:contextual-spacing="false"/>
      <style:text-properties officeooo:rsid="00067f2d"/>
    </style:style>
    <style:style style:name="P32" style:family="paragraph" style:parent-style-name="Preformatted_20_Text">
      <style:paragraph-properties fo:margin-top="0cm" fo:margin-bottom="0.499cm" style:contextual-spacing="false"/>
      <style:text-properties officeooo:rsid="000bc092" officeooo:paragraph-rsid="000bc092"/>
    </style:style>
    <style:style style:name="P33" style:family="paragraph" style:parent-style-name="Heading_20_3">
      <style:text-properties officeooo:rsid="00067f2d"/>
    </style:style>
    <style:style style:name="P34" style:family="paragraph" style:parent-style-name="Text_20_body">
      <style:text-properties officeooo:rsid="00067f2d"/>
    </style:style>
    <style:style style:name="P35" style:family="paragraph" style:parent-style-name="Heading_20_2">
      <style:paragraph-properties fo:margin-left="0cm" fo:margin-right="0cm" fo:text-indent="0cm" style:auto-text-indent="false"/>
      <style:text-properties officeooo:rsid="00067f2d"/>
    </style:style>
    <style:style style:name="P36" style:family="paragraph" style:parent-style-name="Text_20_body" style:list-style-name="L7">
      <style:text-properties officeooo:rsid="00067f2d"/>
    </style:style>
    <style:style style:name="P37" style:family="paragraph" style:parent-style-name="Text_20_body">
      <style:text-properties officeooo:rsid="00067f2d" fo:background-color="#ffff00"/>
    </style:style>
    <style:style style:name="P38" style:family="paragraph" style:parent-style-name="Preformatted_20_Text">
      <style:paragraph-properties fo:margin-top="0cm" fo:margin-bottom="0.499cm" style:contextual-spacing="false"/>
      <style:text-properties officeooo:rsid="00067f2d" fo:background-color="#ffff00"/>
    </style:style>
    <style:style style:name="P39" style:family="paragraph" style:parent-style-name="Preformatted_20_Text">
      <style:text-properties officeooo:rsid="00067f2d" fo:background-color="#ffff00"/>
    </style:style>
    <style:style style:name="P40" style:family="paragraph" style:parent-style-name="Text_20_body" style:list-style-name="L8">
      <style:text-properties officeooo:rsid="00067f2d"/>
    </style:style>
    <style:style style:name="P41" style:family="paragraph" style:parent-style-name="Text_20_body" style:list-style-name="L9">
      <style:text-properties officeooo:rsid="00067f2d"/>
    </style:style>
    <style:style style:name="P42" style:family="paragraph" style:parent-style-name="Table_20_Contents">
      <style:text-properties officeooo:paragraph-rsid="0010cd1f"/>
    </style:style>
    <style:style style:name="P43" style:family="paragraph" style:parent-style-name="Text_20_body" style:list-style-name="L10"/>
    <style:style style:name="P44" style:family="paragraph" style:parent-style-name="Horizontal_20_Line">
      <style:paragraph-properties fo:margin-top="0cm" fo:margin-bottom="0.247cm" style:contextual-spacing="false" fo:line-height="115%"/>
    </style:style>
    <style:style style:name="P45" style:family="paragraph" style:parent-style-name="Heading_20_4">
      <style:paragraph-properties fo:margin-top="0cm" fo:margin-bottom="0.247cm" style:contextual-spacing="false" fo:line-height="115%"/>
    </style:style>
    <style:style style:name="P46" style:family="paragraph" style:parent-style-name="Text_20_body" style:list-style-name="L11"/>
    <style:style style:name="P47" style:family="paragraph" style:parent-style-name="Preformatted_20_Text" style:list-style-name="L11">
      <style:paragraph-properties fo:margin-left="0cm" fo:margin-right="0cm" fo:margin-top="0cm" fo:margin-bottom="0.499cm" style:contextual-spacing="false" fo:line-height="115%" fo:text-indent="0cm" style:auto-text-indent="false"/>
    </style:style>
    <style:style style:name="P48" style:family="paragraph" style:parent-style-name="Text_20_body" style:list-style-name="L11">
      <style:paragraph-properties fo:margin-top="0cm" fo:margin-bottom="0cm" style:contextual-spacing="false"/>
    </style:style>
    <style:style style:name="P49" style:family="paragraph" style:parent-style-name="Text_20_body" style:list-style-name="L12"/>
    <style:style style:name="P50" style:family="paragraph" style:parent-style-name="Text_20_body" style:list-style-name="L12">
      <style:paragraph-properties fo:margin-top="0cm" fo:margin-bottom="0cm" style:contextual-spacing="false"/>
    </style:style>
    <style:style style:name="P51" style:family="paragraph" style:parent-style-name="Text_20_body" style:list-style-name="L13">
      <style:paragraph-properties fo:margin-top="0cm" fo:margin-bottom="0cm" style:contextual-spacing="false"/>
    </style:style>
    <style:style style:name="P52" style:family="paragraph" style:parent-style-name="Text_20_body" style:list-style-name="L13"/>
    <style:style style:name="P53" style:family="paragraph" style:parent-style-name="Text_20_body" style:list-style-name="L14">
      <style:paragraph-properties fo:margin-top="0cm" fo:margin-bottom="0cm" style:contextual-spacing="false"/>
    </style:style>
    <style:style style:name="P54" style:family="paragraph" style:parent-style-name="Text_20_body" style:list-style-name="L14"/>
    <style:style style:name="P55" style:family="paragraph" style:parent-style-name="Text_20_body" style:list-style-name="L15">
      <style:paragraph-properties fo:margin-top="0cm" fo:margin-bottom="0cm" style:contextual-spacing="false"/>
    </style:style>
    <style:style style:name="P56" style:family="paragraph" style:parent-style-name="Text_20_body" style:list-style-name="L15">
      <style:paragraph-properties fo:margin-left="0cm" fo:margin-right="0cm" fo:margin-top="0cm" fo:margin-bottom="0cm" style:contextual-spacing="false" fo:text-indent="0cm" style:auto-text-indent="false"/>
    </style:style>
    <style:style style:name="P57" style:family="paragraph" style:parent-style-name="Text_20_body" style:list-style-name="L15"/>
    <style:style style:name="P58" style:family="paragraph" style:parent-style-name="Text_20_body" style:list-style-name="L16">
      <style:paragraph-properties fo:margin-top="0cm" fo:margin-bottom="0cm" style:contextual-spacing="false"/>
    </style:style>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list-style-name="L17">
      <style:paragraph-properties fo:margin-top="0cm" fo:margin-bottom="0cm" style:contextual-spacing="false"/>
    </style:style>
    <style:style style:name="P62" style:family="paragraph" style:parent-style-name="Text_20_body">
      <style:paragraph-properties fo:margin-left="0cm" fo:margin-right="0cm" fo:margin-top="0cm" fo:margin-bottom="0cm" style:contextual-spacing="false" fo:text-indent="0cm" style:auto-text-indent="false"/>
    </style:style>
    <style:style style:name="P63" style:family="paragraph" style:parent-style-name="Text_20_body">
      <style:paragraph-properties fo:margin-top="0cm" fo:margin-bottom="0cm" style:contextual-spacing="false"/>
    </style:style>
    <style:style style:name="P64" style:family="paragraph" style:parent-style-name="Text_20_body" style:list-style-name="L18"/>
    <style:style style:name="P65" style:family="paragraph" style:parent-style-name="Text_20_body" style:list-style-name="L18">
      <style:paragraph-properties fo:margin-top="0cm" fo:margin-bottom="0cm" style:contextual-spacing="false"/>
    </style:style>
    <style:style style:name="P66" style:family="paragraph" style:parent-style-name="Text_20_body" style:list-style-name="L19">
      <style:paragraph-properties fo:margin-top="0cm" fo:margin-bottom="0cm" style:contextual-spacing="false"/>
    </style:style>
    <style:style style:name="P67" style:family="paragraph" style:parent-style-name="Text_20_body" style:list-style-name="L19"/>
    <style:style style:name="P68" style:family="paragraph" style:parent-style-name="Text_20_body" style:list-style-name="L20">
      <style:paragraph-properties fo:margin-top="0cm" fo:margin-bottom="0cm" style:contextual-spacing="false"/>
    </style:style>
    <style:style style:name="P69" style:family="paragraph" style:parent-style-name="Text_20_body" style:list-style-name="L20"/>
    <style:style style:name="P70" style:family="paragraph" style:parent-style-name="Text_20_body" style:list-style-name="L21">
      <style:paragraph-properties fo:margin-top="0cm" fo:margin-bottom="0cm" style:contextual-spacing="false"/>
    </style:style>
    <style:style style:name="P71" style:family="paragraph" style:parent-style-name="Text_20_body" style:list-style-name="L21">
      <style:paragraph-properties fo:margin-left="0cm" fo:margin-right="0cm" fo:margin-top="0cm" fo:margin-bottom="0cm" style:contextual-spacing="false" fo:text-indent="0cm" style:auto-text-indent="false"/>
    </style:style>
    <style:style style:name="P72" style:family="paragraph" style:parent-style-name="Text_20_body" style:list-style-name="L21"/>
    <style:style style:name="P73" style:family="paragraph" style:parent-style-name="Preformatted_20_Text" style:list-style-name="L21">
      <style:paragraph-properties fo:margin-left="0cm" fo:margin-right="0cm" fo:margin-top="0cm" fo:margin-bottom="0.247cm" style:contextual-spacing="false" fo:line-height="115%" fo:text-indent="0cm" style:auto-text-indent="false"/>
    </style:style>
    <style:style style:name="P74" style:family="paragraph" style:parent-style-name="Preformatted_20_Text" style:list-style-name="L21">
      <style:paragraph-properties fo:margin-top="0cm" fo:margin-bottom="0.247cm" style:contextual-spacing="false" fo:line-height="115%"/>
    </style:style>
    <style:style style:name="P75" style:family="paragraph" style:parent-style-name="Preformatted_20_Text" style:list-style-name="L21">
      <style:paragraph-properties fo:margin-top="0cm" fo:margin-bottom="0.499cm" style:contextual-spacing="false" fo:line-height="115%"/>
    </style:style>
    <style:style style:name="P76" style:family="paragraph" style:parent-style-name="Text_20_body" style:list-style-name="L22"/>
    <style:style style:name="P77" style:family="paragraph" style:parent-style-name="Text_20_body" style:list-style-name="L22">
      <style:paragraph-properties fo:margin-top="0cm" fo:margin-bottom="0cm" style:contextual-spacing="false"/>
    </style:style>
    <style:style style:name="P78" style:family="paragraph" style:parent-style-name="Preformatted_20_Text">
      <style:paragraph-properties fo:margin-left="0cm" fo:margin-right="0cm" fo:margin-top="0cm" fo:margin-bottom="0.247cm" style:contextual-spacing="false" fo:line-height="115%" fo:text-indent="0cm" style:auto-text-indent="false"/>
    </style:style>
    <style:style style:name="P79" style:family="paragraph" style:parent-style-name="Preformatted_20_Text">
      <style:paragraph-properties fo:margin-top="0cm" fo:margin-bottom="0.499cm" style:contextual-spacing="false" fo:line-height="115%"/>
    </style:style>
    <style:style style:name="P80" style:family="paragraph" style:parent-style-name="Text_20_body">
      <style:paragraph-properties fo:margin-left="0cm" fo:margin-right="0cm" fo:text-indent="0cm" style:auto-text-indent="false"/>
    </style:style>
    <style:style style:name="P81" style:family="paragraph" style:parent-style-name="Heading_20_2">
      <style:text-properties officeooo:rsid="00067f2d" officeooo:paragraph-rsid="0010cd1f"/>
    </style:style>
    <style:style style:name="P82" style:family="paragraph" style:parent-style-name="Text_20_body">
      <style:paragraph-properties fo:margin-left="0cm" fo:margin-right="0cm" fo:text-indent="0cm" style:auto-text-indent="false"/>
      <style:text-properties officeooo:rsid="00067f2d"/>
    </style:style>
    <style:style style:name="P83" style:family="paragraph" style:parent-style-name="Heading_20_1">
      <style:text-properties officeooo:rsid="001c4125" officeooo:paragraph-rsid="001c4125"/>
    </style:style>
    <style:style style:name="P84" style:family="paragraph" style:parent-style-name="Heading_20_2">
      <style:text-properties officeooo:paragraph-rsid="001c4125"/>
    </style:style>
    <style:style style:name="P85" style:family="paragraph" style:parent-style-name="Text_20_body" style:list-style-name="L23"/>
    <style:style style:name="P86" style:family="paragraph" style:parent-style-name="Text_20_body">
      <style:text-properties officeooo:paragraph-rsid="001c4125"/>
    </style:style>
    <style:style style:name="P87" style:family="paragraph" style:parent-style-name="Heading_20_2">
      <style:text-properties officeooo:rsid="00067f2d" officeooo:paragraph-rsid="00067f2d"/>
    </style:style>
    <style:style style:name="P88" style:family="paragraph" style:parent-style-name="Text_20_body" style:list-style-name="L24">
      <style:paragraph-properties fo:margin-top="0cm" fo:margin-bottom="0cm" style:contextual-spacing="false"/>
      <style:text-properties officeooo:rsid="00067f2d"/>
    </style:style>
    <style:style style:name="P89" style:family="paragraph" style:parent-style-name="Text_20_body" style:list-style-name="L24">
      <style:text-properties officeooo:rsid="00067f2d"/>
    </style:style>
    <style:style style:name="P90" style:family="paragraph" style:parent-style-name="Text_20_body">
      <style:paragraph-properties fo:margin-left="1cm" fo:margin-right="1cm" fo:text-indent="0cm" style:auto-text-indent="false"/>
      <style:text-properties officeooo:rsid="00067f2d"/>
    </style:style>
    <style:style style:name="P91" style:family="paragraph" style:parent-style-name="Title">
      <style:paragraph-properties fo:break-before="page"/>
    </style:style>
    <style:style style:name="P92" style:family="paragraph" style:parent-style-name="Standard">
      <style:text-properties officeooo:rsid="000dfd2b" officeooo:paragraph-rsid="000dfd2b"/>
    </style:style>
    <style:style style:name="P93" style:family="paragraph" style:parent-style-name="Text_20_body" style:list-style-name="L25">
      <style:text-properties officeooo:rsid="000dfd2b"/>
    </style:style>
    <style:style style:name="P94" style:family="paragraph" style:parent-style-name="Heading_20_2">
      <style:text-properties officeooo:rsid="000dfd2b" officeooo:paragraph-rsid="000dfd2b"/>
    </style:style>
    <style:style style:name="P95" style:family="paragraph" style:parent-style-name="Text_20_body">
      <style:text-properties officeooo:rsid="000dfd2b"/>
    </style:style>
    <style:style style:name="P96" style:family="paragraph" style:parent-style-name="Horizontal_20_Line">
      <style:text-properties officeooo:rsid="000dfd2b"/>
    </style:style>
    <style:style style:name="P97" style:family="paragraph" style:parent-style-name="Text_20_body" style:list-style-name="L26">
      <style:text-properties officeooo:rsid="000dfd2b"/>
    </style:style>
    <style:style style:name="P98" style:family="paragraph" style:parent-style-name="Heading_20_1">
      <style:text-properties officeooo:paragraph-rsid="0017b764"/>
    </style:style>
    <style:style style:name="P99" style:family="paragraph" style:parent-style-name="Heading_20_2">
      <style:text-properties officeooo:rsid="0017b764" officeooo:paragraph-rsid="0017b764"/>
    </style:style>
    <style:style style:name="P100" style:family="paragraph" style:parent-style-name="Table_20_Contents">
      <style:text-properties fo:font-size="2pt" style:font-size-asian="2pt" style:font-size-complex="2pt"/>
    </style:style>
    <style:style style:name="P101" style:family="paragraph" style:parent-style-name="Text_20_body">
      <style:text-properties officeooo:rsid="0017b764" officeooo:paragraph-rsid="00192756"/>
    </style:style>
    <style:style style:name="P102" style:family="paragraph" style:parent-style-name="Heading_20_2">
      <style:text-properties officeooo:rsid="0017b764" officeooo:paragraph-rsid="00192756"/>
    </style:style>
    <style:style style:name="P103" style:family="paragraph" style:parent-style-name="Text_20_body">
      <style:text-properties officeooo:rsid="0017b764"/>
    </style:style>
    <style:style style:name="P104" style:family="paragraph" style:parent-style-name="Heading_20_3">
      <style:paragraph-properties fo:margin-top="0cm" fo:margin-bottom="0.247cm" style:contextual-spacing="false" fo:line-height="115%"/>
      <style:text-properties officeooo:rsid="0017b764"/>
    </style:style>
    <style:style style:name="P105" style:family="paragraph" style:parent-style-name="Text_20_body">
      <style:paragraph-properties fo:line-height="100%"/>
      <style:text-properties officeooo:paragraph-rsid="00192756"/>
    </style:style>
    <style:style style:name="P106" style:family="paragraph" style:parent-style-name="Text_20_body">
      <style:paragraph-properties fo:line-height="100%"/>
    </style:style>
    <style:style style:name="P107" style:family="paragraph" style:parent-style-name="Heading_20_2">
      <style:text-properties officeooo:paragraph-rsid="00192756"/>
    </style:style>
    <style:style style:name="P108" style:family="paragraph" style:parent-style-name="Text_20_body">
      <style:text-properties officeooo:paragraph-rsid="00192e1e"/>
    </style:style>
    <style:style style:name="P109" style:family="paragraph" style:parent-style-name="Text_20_body" style:list-style-name="L27"/>
    <style:style style:name="P110" style:family="paragraph" style:parent-style-name="Text_20_body" style:list-style-name="L28"/>
    <style:style style:name="P111" style:family="paragraph" style:parent-style-name="Text_20_body" style:list-style-name="L29"/>
    <style:style style:name="P112" style:family="paragraph" style:parent-style-name="Text_20_body">
      <style:text-properties officeooo:paragraph-rsid="00192756"/>
    </style:style>
    <style:style style:name="P113" style:family="paragraph" style:parent-style-name="Text_20_body">
      <style:text-properties officeooo:paragraph-rsid="00195c82"/>
    </style:style>
    <style:style style:name="P114" style:family="paragraph" style:parent-style-name="Text_20_body">
      <style:text-properties officeooo:paragraph-rsid="001b8954"/>
    </style:style>
    <style:style style:name="P115" style:family="paragraph" style:parent-style-name="Text_20_body" style:list-style-name="L30">
      <style:text-properties officeooo:rsid="001b8954"/>
    </style:style>
    <style:style style:name="P116" style:family="paragraph" style:parent-style-name="Text_20_body">
      <style:paragraph-properties fo:break-before="page"/>
      <style:text-properties officeooo:paragraph-rsid="001b8954"/>
    </style:style>
    <style:style style:name="P117" style:family="paragraph" style:parent-style-name="Horizontal_20_Line">
      <style:paragraph-properties fo:margin-top="0cm" fo:margin-bottom="0.247cm" style:contextual-spacing="false" fo:line-height="115%"/>
      <style:text-properties officeooo:rsid="001b8954"/>
    </style:style>
    <style:style style:name="P118" style:family="paragraph" style:parent-style-name="Heading_20_2">
      <style:paragraph-properties fo:margin-top="0cm" fo:margin-bottom="0.247cm" style:contextual-spacing="false" fo:line-height="115%"/>
      <style:text-properties officeooo:rsid="001b8954"/>
    </style:style>
    <style:style style:name="P119" style:family="paragraph" style:parent-style-name="Preformatted_20_Text">
      <style:paragraph-properties fo:margin-top="0cm" fo:margin-bottom="0.247cm" style:contextual-spacing="false" fo:line-height="115%"/>
      <style:text-properties officeooo:rsid="001b8954"/>
    </style:style>
    <style:style style:name="P120" style:family="paragraph" style:parent-style-name="Text_20_body">
      <style:text-properties officeooo:rsid="001b8954"/>
    </style:style>
    <style:style style:name="P121" style:family="paragraph" style:parent-style-name="Text_20_body" style:list-style-name="L31">
      <style:text-properties officeooo:rsid="001b8954"/>
    </style:style>
    <style:style style:name="P122" style:family="paragraph" style:parent-style-name="Text_20_body" style:list-style-name="L32">
      <style:text-properties officeooo:rsid="001b8954"/>
    </style:style>
    <style:style style:name="P123" style:family="paragraph" style:parent-style-name="Text_20_body" style:list-style-name="L33">
      <style:text-properties officeooo:rsid="001b8954"/>
    </style:style>
    <style:style style:name="P124" style:family="paragraph" style:parent-style-name="Text_20_body" style:list-style-name="L34">
      <style:text-properties officeooo:rsid="001b8954"/>
    </style:style>
    <style:style style:name="P125" style:family="paragraph" style:parent-style-name="Text_20_body" style:list-style-name="L35">
      <style:text-properties officeooo:rsid="001b8954"/>
    </style:style>
    <style:style style:name="P126" style:family="paragraph" style:parent-style-name="Text_20_body" style:list-style-name="L36">
      <style:text-properties officeooo:rsid="001b8954"/>
    </style:style>
    <style:style style:name="P127" style:family="paragraph" style:parent-style-name="Text_20_body" style:list-style-name="L37">
      <style:text-properties officeooo:rsid="001b8954"/>
    </style:style>
    <style:style style:name="P128" style:family="paragraph" style:parent-style-name="Text_20_body" style:list-style-name="L38">
      <style:text-properties officeooo:rsid="001b8954"/>
    </style:style>
    <style:style style:name="P129" style:family="paragraph" style:parent-style-name="Text_20_body" style:list-style-name="L39">
      <style:text-properties officeooo:rsid="001b8954"/>
    </style:style>
    <style:style style:name="P130" style:family="paragraph" style:parent-style-name="Heading_20_3">
      <style:paragraph-properties fo:margin-top="0cm" fo:margin-bottom="0.247cm" style:contextual-spacing="false" fo:line-height="115%"/>
      <style:text-properties officeooo:rsid="001b8954"/>
    </style:style>
    <style:style style:name="P131" style:family="paragraph" style:parent-style-name="Text_20_body" style:list-style-name="L40">
      <style:text-properties officeooo:rsid="001b8954"/>
    </style:style>
    <style:style style:name="P132" style:family="paragraph" style:parent-style-name="Text_20_body" style:list-style-name="L41">
      <style:text-properties officeooo:rsid="001b8954"/>
    </style:style>
    <style:style style:name="P133" style:family="paragraph" style:parent-style-name="Quotations">
      <style:paragraph-properties fo:margin-top="0cm" fo:margin-bottom="0.247cm" style:contextual-spacing="false" fo:line-height="115%"/>
      <style:text-properties officeooo:rsid="001b8954"/>
    </style:style>
    <style:style style:name="P134" style:family="paragraph" style:parent-style-name="Text_20_body" style:list-style-name="L42">
      <style:text-properties officeooo:rsid="001b8954"/>
    </style:style>
    <style:style style:name="P135" style:family="paragraph" style:parent-style-name="Standard">
      <style:paragraph-properties fo:break-before="page"/>
      <style:text-properties officeooo:paragraph-rsid="000dfd2b"/>
    </style:style>
    <style:style style:name="T1" style:family="text">
      <style:text-properties officeooo:rsid="002656d4"/>
    </style:style>
    <style:style style:name="T2" style:family="text">
      <style:text-properties officeooo:rsid="002359e8"/>
    </style:style>
    <style:style style:name="T3" style:family="text">
      <style:text-properties officeooo:rsid="00086520"/>
    </style:style>
    <style:style style:name="T4" style:family="text">
      <style:text-properties officeooo:rsid="000cc902"/>
    </style:style>
    <style:style style:name="T5" style:family="text">
      <style:text-properties fo:background-color="#ffff00" loext:char-shading-value="0"/>
    </style:style>
    <style:style style:name="T6" style:family="text">
      <style:text-properties style:text-underline-style="solid" style:text-underline-width="auto" style:text-underline-color="font-color"/>
    </style:style>
    <style:style style:name="T7" style:family="text">
      <style:text-properties officeooo:rsid="000bc092"/>
    </style:style>
    <style:style style:name="T8" style:family="text">
      <style:text-properties officeooo:rsid="002be39b"/>
    </style:style>
    <style:style style:name="T9" style:family="text">
      <style:text-properties officeooo:rsid="00067f2d"/>
    </style:style>
    <style:style style:name="T10" style:family="text">
      <style:text-properties officeooo:rsid="00123b06"/>
    </style:style>
    <style:style style:name="T11" style:family="text">
      <style:text-properties fo:color="#000000" loext:opacity="100%" fo:background-color="transparent" loext:char-shading-value="0" loext:padding="0cm" loext:border="none"/>
    </style:style>
    <style:style style:name="T12" style:family="text">
      <style:text-properties fo:color="#ff0000" loext:opacity="100%" fo:background-color="transparent" loext:char-shading-value="0" loext:padding="0cm" loext:border="none"/>
    </style:style>
    <style:style style:name="T13" style:family="text">
      <style:text-properties fo:color="#a31515" loext:opacity="100%" fo:background-color="transparent" loext:char-shading-value="0" loext:padding="0cm" loext:border="none"/>
    </style:style>
    <style:style style:name="T14" style:family="text">
      <style:text-properties fo:color="#0000ff" loext:opacity="100%" fo:background-color="transparent" loext:char-shading-value="0" loext:padding="0cm" loext:border="none"/>
    </style:style>
    <style:style style:name="T15" style:family="text">
      <style:text-properties officeooo:rsid="0017b764"/>
    </style:style>
    <style:style style:name="T16" style:family="text">
      <style:text-properties officeooo:rsid="00192756"/>
    </style:style>
    <style:style style:name="T17" style:family="text">
      <style:text-properties officeooo:rsid="00192e1e"/>
    </style:style>
    <style:style style:name="T18" style:family="text">
      <style:text-properties officeooo:rsid="00195c82" fo:background-color="transparent" loext:char-shading-value="0"/>
    </style:style>
    <style:style style:name="T19" style:family="text">
      <style:text-properties officeooo:rsid="001b8954" fo:background-color="transparent" loext:char-shading-value="0"/>
    </style:style>
    <style:style style:name="T20" style:family="text">
      <style:text-properties fo:background-color="transparent" loext:char-shading-value="0"/>
    </style:style>
    <style:style style:name="T21" style:family="text">
      <style:text-properties style:font-name="Liberation Serif" fo:font-size="18pt" style:font-name-asian="NSimSun1" style:font-size-asian="18pt" style:font-name-complex="Lucida Sans1" style:font-size-complex="18pt"/>
    </style:style>
    <style:style style:name="T22" style:family="text">
      <style:text-properties officeooo:rsid="000dfd2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Z Communication MQTT</text:p>
      <text:h text:style-name="Heading_20_1" text:outline-level="1">Fichier .env <text:span text:style-name="T1">de SE</text:span></text:h>
      <text:p text:style-name="P1">~ $ cat ~/.env</text:p>
      <text:p text:style-name="P1"># =========================================================</text:p>
      <text:p text:style-name="P1"># ~/.env <text:s/>— <text:s/>Configuration réseau et MQTT pour SE</text:p>
      <text:p text:style-name="P1"># =========================================================</text:p>
      <text:p text:style-name="P1"># --- Wi-Fi connus - maison et SP qd hors maison ---</text:p>
      <text:p text:style-name="P1">HOME_SSID="Livebox-72D0"</text:p>
      <text:p text:style-name="P1">HOME_PASSWORD="thLEga99"</text:p>
      <text:p text:style-name="P1">XIAOMI_SSID="PhVmz"</text:p>
      <text:p text:style-name="P1">XIAOMI_PASSWORD="99bab53c-1dc1-4b4a-b4b1-8ce4fe2e27ad"</text:p>
      <text:p text:style-name="P1"># --- DuckDNS ---</text:p>
      <text:p text:style-name="P1">DUCKDNS_TOKEN="99bab53c-1dc1-4b4a-b4b1-8ce4fe2e27ad"</text:p>
      <text:p text:style-name="P1">#DUCK_DOMAIN_SE="robotrz-se"</text:p>
      <text:p text:style-name="P1">#DUCK_DOMAIN_SP="robotrz-sp"</text:p>
      <text:p text:style-name="P1">DUCK_DOMAIN_RPI="robotz-vincent"</text:p>
      <text:p text:style-name="P1">#THIS_DUCK_DOMAIN="$DUCK_DOMAIN_SE"</text:p>
      <text:p text:style-name="P1"># --- Brokers MQTT ---</text:p>
      <text:p text:style-name="P1"># Adresses locales (Wi-Fi maison ou hotspot)</text:p>
      <text:p text:style-name="P1">MQTT_BROKER_HOME_LOCAL="192.168.1.40"</text:p>
      <text:p text:style-name="P1">MQTT_BROKER_SP_LOCAL="192.168.43.1"</text:p>
      <text:p text:style-name="P1"># Adresses distantes (via Internet / DuckDNS)</text:p>
      <text:p text:style-name="P1">#MQTT_BROKER_HOME_DDNS="robotrz-se.duckdns.org"</text:p>
      <text:p text:style-name="P1">#MQTT_BROKER_SP_DDNS="robotrz-sp.duckdns.org"</text:p>
      <text:p text:style-name="P1">MQTT_BROKER_RPI_DDNS="robotz-vincent.duckdns.org"</text:p>
      <text:p text:style-name="P1"># --- Identifiants MQTT ---</text:p>
      <text:p text:style-name="P1">MQTT_USER="RZ"</text:p>
      <text:p text:style-name="P2"><text:span text:style-name="T2">MQTT_PASSWORD="nthLEga99?"<text:line-break/><text:line-break/></text:span>xstartup </text:p>
      <text:h text:style-name="P3" text:outline-level="2"><text:soft-page-break/>📶 <text:span text:style-name="T3">1</text:span>. Recommandations réseau et fiabilité / <text:span text:style-name="T3">RZ</text:span></text:h>
      <table:table table:name="Tableau2" table:style-name="Tableau2" table:template-name="Simple Grid Rows">
        <table:table-column table:style-name="Tableau2.A"/>
        <table:table-column table:style-name="Tableau2.B"/>
        <table:table-header-rows>
          <table:table-row>
            <table:table-cell table:style-name="Tableau2.A1" office:value-type="string">
              <text:p text:style-name="P4">Situation</text:p>
            </table:table-cell>
            <table:table-cell table:style-name="Tableau2.A1" office:value-type="string">
              <text:p text:style-name="P4">Configuration idéale</text:p>
            </table:table-cell>
          </table:table-row>
        </table:table-header-rows>
        <table:table-row>
          <table:table-cell table:style-name="Tableau2.A2" office:value-type="string">
            <text:p text:style-name="P5"><text:span text:style-name="Strong_20_Emphasis">En Wi-Fi maison</text:span></text:p>
          </table:table-cell>
          <table:table-cell table:style-name="Tableau2.A2" office:value-type="string">
            <text:p text:style-name="P5">SE et SP se connectent au broker du RPi (adresse locale)</text:p>
          </table:table-cell>
        </table:table-row>
        <table:table-row>
          <table:table-cell table:style-name="Tableau2.A3" office:value-type="string">
            <text:p text:style-name="P5"><text:span text:style-name="Strong_20_Emphasis">En déplacement avec partage de connexion SP → SE</text:span></text:p>
          </table:table-cell>
          <table:table-cell table:style-name="Tableau2.A3" office:value-type="string">
            <text:p text:style-name="P5">SE se connecte au broker local sur SP</text:p>
          </table:table-cell>
        </table:table-row>
        <table:table-row table:style-name="Tableau2.4">
          <table:table-cell table:style-name="Tableau2.A4" office:value-type="string">
            <text:p text:style-name="P5"><text:span text:style-name="Strong_20_Emphasis">En absence de réseau</text:span></text:p>
          </table:table-cell>
          <table:table-cell table:style-name="Tableau2.A4" office:value-type="string">
            <text:p text:style-name="P5">SE garde en mémoire les messages (offline buffering), puis les publie dès que la connexion revient</text:p>
          </table:table-cell>
        </table:table-row>
      </table:table>
      <text:p text:style-name="P6">Plus complet : </text:p>
      <text:h text:style-name="P7" text:outline-level="2">Tableau de Décision Contexte</text:h>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P8">Situation</text:p>
            </table:table-cell>
            <table:table-cell table:style-name="Tableau4.A1" office:value-type="string">
              <text:p text:style-name="P8">Broker</text:p>
            </table:table-cell>
            <table:table-cell table:style-name="Tableau4.A1" office:value-type="string">
              <text:p text:style-name="P8">QoS Recommandé</text:p>
            </table:table-cell>
            <table:table-cell table:style-name="Tableau4.D1" office:value-type="string">
              <text:p text:style-name="P8">Actions</text:p>
            </table:table-cell>
          </table:table-row>
        </table:table-header-rows>
        <table:table-row>
          <table:table-cell table:style-name="Tableau4.A2" office:value-type="string">
            <text:p text:style-name="Table_20_Contents"><text:span text:style-name="Strong_20_Emphasis">WiFi + Internet</text:span></text:p>
          </table:table-cell>
          <table:table-cell table:style-name="Tableau4.A2" office:value-type="string">
            <text:p text:style-name="Table_20_Contents">broker-box</text:p>
          </table:table-cell>
          <table:table-cell table:style-name="Tableau4.A2" office:value-type="string">
            <text:p text:style-name="Table_20_Contents">QoS 2</text:p>
          </table:table-cell>
          <table:table-cell table:style-name="Tableau4.D2" office:value-type="string">
            <text:p text:style-name="Table_20_Contents">Pleine performance</text:p>
          </table:table-cell>
        </table:table-row>
        <table:table-row>
          <table:table-cell table:style-name="Tableau4.A2" office:value-type="string">
            <text:p text:style-name="Table_20_Contents"><text:span text:style-name="Strong_20_Emphasis">Partage 4G</text:span></text:p>
          </table:table-cell>
          <table:table-cell table:style-name="Tableau4.A2" office:value-type="string">
            <text:p text:style-name="Table_20_Contents">broker-sp</text:p>
          </table:table-cell>
          <table:table-cell table:style-name="Tableau4.A2" office:value-type="string">
            <text:p text:style-name="Table_20_Contents">QoS 1</text:p>
          </table:table-cell>
          <table:table-cell table:style-name="Tableau4.D2" office:value-type="string">
            <text:p text:style-name="Table_20_Contents">Optimisation bande</text:p>
          </table:table-cell>
        </table:table-row>
        <table:table-row>
          <table:table-cell table:style-name="Tableau4.A2" office:value-type="string">
            <text:p text:style-name="Table_20_Contents"><text:span text:style-name="Strong_20_Emphasis">WiFi local seul</text:span></text:p>
          </table:table-cell>
          <table:table-cell table:style-name="Tableau4.A2" office:value-type="string">
            <text:p text:style-name="Table_20_Contents">broker-sp</text:p>
          </table:table-cell>
          <table:table-cell table:style-name="Tableau4.A2" office:value-type="string">
            <text:p text:style-name="Table_20_Contents">QoS 1-2</text:p>
          </table:table-cell>
          <table:table-cell table:style-name="Tableau4.D2" office:value-type="string">
            <text:p text:style-name="Table_20_Contents">Communication directe</text:p>
          </table:table-cell>
        </table:table-row>
        <table:table-row>
          <table:table-cell table:style-name="Tableau4.A2" office:value-type="string">
            <text:p text:style-name="Table_20_Contents"><text:span text:style-name="Strong_20_Emphasis">Internet direct</text:span></text:p>
          </table:table-cell>
          <table:table-cell table:style-name="Tableau4.A2" office:value-type="string">
            <text:p text:style-name="Table_20_Contents">broker-box</text:p>
          </table:table-cell>
          <table:table-cell table:style-name="Tableau4.A2" office:value-type="string">
            <text:p text:style-name="Table_20_Contents">QoS 1</text:p>
          </table:table-cell>
          <table:table-cell table:style-name="Tableau4.D2" office:value-type="string">
            <text:p text:style-name="Table_20_Contents">Via DNS dynamique</text:p>
          </table:table-cell>
        </table:table-row>
        <table:table-row>
          <table:table-cell table:style-name="Tableau4.A2" office:value-type="string">
            <text:p text:style-name="Table_20_Contents"><text:span text:style-name="Strong_20_Emphasis">Hors ligne</text:span></text:p>
          </table:table-cell>
          <table:table-cell table:style-name="Tableau4.A2" office:value-type="string">
            <text:p text:style-name="Table_20_Contents">broker-local</text:p>
          </table:table-cell>
          <table:table-cell table:style-name="Tableau4.A2" office:value-type="string">
            <text:p text:style-name="Table_20_Contents">QoS 0</text:p>
          </table:table-cell>
          <table:table-cell table:style-name="Tableau4.D2" office:value-type="string">
            <text:p text:style-name="Table_20_Contents">Mode dégradé</text:p>
          </table:table-cell>
        </table:table-row>
      </table:table>
      <text:p text:style-name="P6"/>
      <text:p text:style-name="P9">Structurer les topics sur les niveaux d’urgence  <text:span text:style-name="T4">change Q</text:span>:<text:line-break/>sujet : appareil/priorité/commande…. Urgent en Q2 normal Q1 faible Q0</text:p>
      <text:p text:style-name="P10"><text:span text:style-name="T5">Sujet prefixé par appareil pour éviter les collisions.</text:span><text:line-break/><text:span text:style-name="T6">Appareil de destination</text:span>/ t<text:span text:style-name="T6">ype de donnée transmise</text:span> : var, Info,…./<text:span text:style-name="T6">Variable ou GroupeVar</text:span></text:p>
      <text:p text:style-name="P9"><text:line-break/><text:span text:style-name="T7">Idée : <text:s/>1 source → envoi parallèle vers les 2 autres. <text:s/>Ardu → SE + SP …. SP → SE+Ardu</text:span></text:p>
      <text:p text:style-name="P11">Eviter les switch de répartition des sujets (lent) catastrophique sur usage CPU / frequence</text:p>
      <text:p text:style-name="P12"/>
      <text:p text:style-name="P12"/>
      <text:p text:style-name="P13">Etat broker SP<text:line-break/>sudo netstat -tlnp | grep 1883</text:p>
      <text:p text:style-name="P13"/>
      <text:p text:style-name="P13">si on voit : :</text:p>
      <text:p text:style-name="P13">tcp <text:s text:c="2"/>0 <text:s text:c="2"/>0 <text:s/>0.0.0.0:1883 <text:s text:c="2"/>0.0.0.0:* <text:s text:c="2"/>LISTEN <text:s text:c="2"/>mosquitto</text:p>
      <text:p text:style-name="P13">tcp6 <text:s/>0 <text:s text:c="2"/>0 <text:s/>:::1883 <text:s text:c="7"/>:::* <text:s text:c="7"/>LISTEN <text:s text:c="2"/>mosquitto</text:p>
      <text:p text:style-name="P13">➡️ Le 0.0.0.0 et ::: signifient que le broker écoute sur toutes les interfaces, donc les smartphones SP et SE pourront s’y connecter via le Wi-Fi local.</text:p>
      <text:p text:style-name="P12"/>
      <text:p text:style-name="Title"><text:soft-page-break/>Rappel <text:span text:style-name="T8">MQTT</text:span><text:span text:style-name="T9"> </text:span>:</text:p>
      <text:p text:style-name="P14"/>
      <text:list text:style-name="L1">
        <text:list-item>
          <text:p text:style-name="P15"><text:span text:style-name="Strong_20_Emphasis"><text:span text:style-name="T9">Publisher</text:span></text:span><text:span text:style-name="T9"> : Envoie des messages</text:span></text:p>
        </text:list-item>
      </text:list>
      <text:list text:style-name="L2">
        <text:list-item>
          <text:p text:style-name="P16"><text:span text:style-name="Strong_20_Emphasis">Subscriber</text:span> : Reçoit des messages</text:p>
        </text:list-item>
        <text:list-item>
          <text:p text:style-name="P16"><text:span text:style-name="Strong_20_Emphasis">Broker</text:span> : Serveur central qui redistribue les messages</text:p>
        </text:list-item>
        <text:list-item>
          <text:p text:style-name="P16"><text:span text:style-name="Strong_20_Emphasis">Topic</text:span> : Canal de communication (ex: <text:span text:style-name="Source_20_Text">capteur/temperature</text:span>)</text:p>
        </text:list-item>
      </text:list>
      <text:p text:style-name="P17">Exemple</text:p>
      <text:p text:style-name="P18"># Publisher<text:line-break/>client.publish("maison/salon/temperature", "22.5")<text:line-break/><text:line-break/># Subscriber <text:s/><text:line-break/>client.subscribe("maison/salon/temperature")</text:p>
      <text:h text:style-name="Heading_20_2" text:outline-level="2">📊 Les niveaux de QoS (Quality of Service)</text:h>
      <text:h text:style-name="P19" text:outline-level="3">QoS 0 - Au plus une fois</text:h>
      <text:list text:style-name="L3">
        <text:list-item>
          <text:p text:style-name="P20"><text:span text:style-name="Strong_20_Emphasis">Garantie</text:span> : Aucune</text:p>
        </text:list-item>
        <text:list-item>
          <text:p text:style-name="P20"><text:span text:style-name="Strong_20_Emphasis">Usage</text:span> : Données non critiques, perte acceptable</text:p>
        </text:list-item>
        <text:list-item>
          <text:p text:style-name="P20"><text:span text:style-name="Strong_20_Emphasis">Exemple</text:span> : Données de capteurs fréquentes</text:p>
        </text:list-item>
      </text:list>
      <text:p text:style-name="Text_20_body">python</text:p>
      <text:p text:style-name="P21">client.publish("sensor/temp", "25.0", qos=0)</text:p>
      <text:h text:style-name="P19" text:outline-level="3">QoS 1 - Au moins une fois</text:h>
      <text:list text:style-name="L4">
        <text:list-item>
          <text:p text:style-name="P22"><text:span text:style-name="Strong_20_Emphasis">Garantie</text:span> : Le message arrive au moins une fois</text:p>
        </text:list-item>
        <text:list-item>
          <text:p text:style-name="P22"><text:span text:style-name="Strong_20_Emphasis">Risque</text:span> : Duplication possible</text:p>
        </text:list-item>
        <text:list-item>
          <text:p text:style-name="P22"><text:span text:style-name="Strong_20_Emphasis">Usage</text:span> : Données importantes</text:p>
        </text:list-item>
      </text:list>
      <text:p text:style-name="Text_20_body">python</text:p>
      <text:p text:style-name="P21">client.publish("alarme/incendie", "ACTIVE", qos=1)</text:p>
      <text:h text:style-name="P19" text:outline-level="3">QoS 2 - Exactement une fois</text:h>
      <text:list text:style-name="L5">
        <text:list-item>
          <text:p text:style-name="P23"><text:span text:style-name="Strong_20_Emphasis">Garantie</text:span> : Le message arrive exactement une fois</text:p>
        </text:list-item>
        <text:list-item>
          <text:p text:style-name="P23"><text:span text:style-name="Strong_20_Emphasis">Usage</text:span> : Données critiques, pas de duplication</text:p>
        </text:list-item>
        <text:list-item>
          <text:p text:style-name="P23"><text:span text:style-name="Strong_20_Emphasis">Performance</text:span> : Plus lent</text:p>
        </text:list-item>
      </text:list>
      <text:p text:style-name="Text_20_body">python</text:p>
      <text:p text:style-name="P21">client.publish("transaction/paiement", "100€", qos=2)</text:p>
      <text:h text:style-name="P24" text:outline-level="2"><text:soft-page-break/>📋 Tableau comparatif des QoS</text:h>
      <text:h text:style-name="P24" text:outline-level="2">🛠️ Bonnes pratiques</text:h>
      <text:h text:style-name="P19" text:outline-level="3">Choix des topics</text:h>
      <text:p text:style-name="Text_20_body">python</text:p>
      <text:p text:style-name="P21"># Structure hiérarchique recommandée</text:p>
      <text:p text:style-name="P21">"batiment/etage/salle/capteur"</text:p>
      <text:p text:style-name="P21">"maison/rdc/cuisine/temperature"</text:p>
      <text:p text:style-name="P21">"voiture/moteur/temperature"</text:p>
      <text:h text:style-name="P19" text:outline-level="3">Exemple complet</text:h>
      <text:p text:style-name="Text_20_body">python</text:p>
      <text:p text:style-name="P21">import paho.mqtt.client as mqtt</text:p>
      <text:p text:style-name="P21"/>
      <text:p text:style-name="P21">def on_connect(client, userdata, flags, rc):</text:p>
      <text:p text:style-name="P21"><text:s text:c="4"/>print("Connecté")</text:p>
      <text:p text:style-name="P21"><text:s text:c="4"/>client.subscribe("maison/#", qos=1) <text:s/># Tous les topics maison</text:p>
      <text:p text:style-name="P21"/>
      <text:p text:style-name="P21">def on_message(client, userdata, msg):</text:p>
      <text:p text:style-name="P21"><text:s text:c="4"/>print(f"Topic: {msg.topic}, Message: {msg.payload.decode()}")</text:p>
      <text:p text:style-name="P21"/>
      <text:p text:style-name="P21">client = mqtt.Client()</text:p>
      <text:p text:style-name="P21">client.on_connect = on_connect</text:p>
      <text:p text:style-name="P21">client.on_message = on_message</text:p>
      <text:p text:style-name="P21"/>
      <text:p text:style-name="P21">client.connect("broker.hivemq.com", 1883, 60)</text:p>
      <text:p text:style-name="P21">client.loop_forever()</text:p>
      <text:h text:style-name="P25" text:outline-level="2">💡 Quand utiliser chaque QoS</text:h>
      <text:list text:style-name="L6">
        <text:list-item>
          <text:p text:style-name="P26"><text:span text:style-name="Strong_20_Emphasis">QoS 0</text:span> : Mesures environnementales, données fréquentes</text:p>
        </text:list-item>
        <text:list-item>
          <text:p text:style-name="P26"><text:span text:style-name="Strong_20_Emphasis">QoS 1</text:span> : Commandes, alertes, données importantes</text:p>
        </text:list-item>
        <text:list-item>
          <text:p text:style-name="P26"><text:span text:style-name="Strong_20_Emphasis">QoS 2</text:span> : Transactions financières, données critiques</text:p>
        </text:list-item>
      </text:list>
      <text:p text:style-name="Text_20_body">Le choix dépend du compromis entre fiabilité nécessaire et performance souhaitée !</text:p>
      <text:p text:style-name="Text_20_body"/>
      <text:h text:style-name="Heading_20_2" text:outline-level="2"><text:soft-page-break/></text:h>
      <text:p text:style-name="P27"/>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P8">Critère</text:p>
            </table:table-cell>
            <table:table-cell table:style-name="Tableau1.A1" office:value-type="string">
              <text:p text:style-name="P8">QoS 0</text:p>
            </table:table-cell>
            <table:table-cell table:style-name="Tableau1.A1" office:value-type="string">
              <text:p text:style-name="P8">QoS 1</text:p>
            </table:table-cell>
            <table:table-cell table:style-name="Tableau1.D1" office:value-type="string">
              <text:p text:style-name="P8">QoS 2</text:p>
            </table:table-cell>
          </table:table-row>
        </table:table-header-rows>
        <table:table-row>
          <table:table-cell table:style-name="Tableau1.A2" office:value-type="string">
            <text:p text:style-name="Table_20_Contents"><text:span text:style-name="Strong_20_Emphasis">Garantie</text:span></text:p>
          </table:table-cell>
          <table:table-cell table:style-name="Tableau1.A2" office:value-type="string">
            <text:p text:style-name="Table_20_Contents">Aucune</text:p>
          </table:table-cell>
          <table:table-cell table:style-name="Tableau1.A2" office:value-type="string">
            <text:p text:style-name="Table_20_Contents">Au moins une fois</text:p>
          </table:table-cell>
          <table:table-cell table:style-name="Tableau1.D2" office:value-type="string">
            <text:p text:style-name="Table_20_Contents">Exactement une fois</text:p>
          </table:table-cell>
        </table:table-row>
        <table:table-row>
          <table:table-cell table:style-name="Tableau1.A2" office:value-type="string">
            <text:p text:style-name="Table_20_Contents"><text:span text:style-name="Strong_20_Emphasis">Duplication</text:span></text:p>
          </table:table-cell>
          <table:table-cell table:style-name="Tableau1.A2" office:value-type="string">
            <text:p text:style-name="Table_20_Contents">Non</text:p>
          </table:table-cell>
          <table:table-cell table:style-name="Tableau1.A2" office:value-type="string">
            <text:p text:style-name="Table_20_Contents">Possible</text:p>
          </table:table-cell>
          <table:table-cell table:style-name="Tableau1.D2" office:value-type="string">
            <text:p text:style-name="Table_20_Contents">Non</text:p>
          </table:table-cell>
        </table:table-row>
        <table:table-row>
          <table:table-cell table:style-name="Tableau1.A2" office:value-type="string">
            <text:p text:style-name="Table_20_Contents"><text:span text:style-name="Strong_20_Emphasis">Perte</text:span></text:p>
          </table:table-cell>
          <table:table-cell table:style-name="Tableau1.A2" office:value-type="string">
            <text:p text:style-name="Table_20_Contents">Possible</text:p>
          </table:table-cell>
          <table:table-cell table:style-name="Tableau1.A2" office:value-type="string">
            <text:p text:style-name="Table_20_Contents">Non</text:p>
          </table:table-cell>
          <table:table-cell table:style-name="Tableau1.D2" office:value-type="string">
            <text:p text:style-name="Table_20_Contents">Non</text:p>
          </table:table-cell>
        </table:table-row>
        <table:table-row>
          <table:table-cell table:style-name="Tableau1.A2" office:value-type="string">
            <text:p text:style-name="Table_20_Contents"><text:span text:style-name="Strong_20_Emphasis">Performance</text:span></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D2" office:value-type="string">
            <text:p text:style-name="Table_20_Contents">⭐</text:p>
          </table:table-cell>
        </table:table-row>
        <table:table-row>
          <table:table-cell table:style-name="Tableau1.A2" office:value-type="string">
            <text:p text:style-name="Table_20_Contents"><text:span text:style-name="Strong_20_Emphasis">Fiabilité</text:span></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D2" office:value-type="string">
            <text:p text:style-name="Table_20_Contents">⭐⭐⭐</text:p>
          </table:table-cell>
        </table:table-row>
      </table:table>
      <text:h text:style-name="P28" text:outline-level="2">🛠️ Bonnes pratiques</text:h>
      <text:h text:style-name="P29" text:outline-level="3">Choix des topics</text:h>
      <text:p text:style-name="P30"># Structure hiérarchique recommandée</text:p>
      <text:p text:style-name="P30">"batiment/etage/salle/capteur"</text:p>
      <text:p text:style-name="P30">"maison/rdc/cuisine/temperature"</text:p>
      <text:p text:style-name="P31">"voiture/moteur/temperature"</text:p>
      <text:p text:style-name="P31"/>
      <text:p text:style-name="P32"/>
      <text:h text:style-name="P33" text:outline-level="3">Exemple complet</text:h>
      <text:p text:style-name="P34">python</text:p>
      <text:p text:style-name="P30">import paho.mqtt.client as mqtt</text:p>
      <text:p text:style-name="P30"/>
      <text:p text:style-name="P30">def on_connect(client, userdata, flags, rc):</text:p>
      <text:p text:style-name="P30"><text:s text:c="4"/>print("Connecté")</text:p>
      <text:p text:style-name="P30"><text:s text:c="4"/>client.subscribe("maison/#", qos=1) <text:s/># Tous les topics maison</text:p>
      <text:p text:style-name="P30"/>
      <text:p text:style-name="P30">def on_message(client, userdata, msg):</text:p>
      <text:p text:style-name="P30"><text:s text:c="4"/>print(f"Topic: {msg.topic}, Message: {msg.payload.decode()}")</text:p>
      <text:p text:style-name="P30"/>
      <text:p text:style-name="P30">client = mqtt.Client()</text:p>
      <text:p text:style-name="P30">client.on_connect = on_connect</text:p>
      <text:p text:style-name="P30">client.on_message = on_message</text:p>
      <text:p text:style-name="P30"/>
      <text:p text:style-name="P30">client.connect("broker.hivemq.com", 1883, 60)</text:p>
      <text:p text:style-name="P31">client.loop_forever()</text:p>
      <text:h text:style-name="P35" text:outline-level="2">💡 Quand utiliser chaque QoS</text:h>
      <text:list text:style-name="L7">
        <text:list-item>
          <text:p text:style-name="P36"><text:span text:style-name="Strong_20_Emphasis">QoS 0</text:span> : Mesures environnementales, données fréquentes</text:p>
        </text:list-item>
        <text:list-item>
          <text:p text:style-name="P36"><text:span text:style-name="Strong_20_Emphasis">QoS 1</text:span> : Commandes, alertes, données importantes</text:p>
        </text:list-item>
        <text:list-item>
          <text:p text:style-name="P36"><text:span text:style-name="Strong_20_Emphasis">QoS 2</text:span> : Transactions financières, données critiques</text:p>
        </text:list-item>
      </text:list>
      <text:p text:style-name="P34"/>
      <text:h text:style-name="P28" text:outline-level="2"><text:soft-page-break/>🏗️ Architecture recommandée pour les topics</text:h>
      <text:h text:style-name="P29" text:outline-level="3">Structure hiérarchique optimisée</text:h>
      <text:p text:style-name="P37">text</text:p>
      <text:p text:style-name="P38">appareil1/[type]/[urgence]/[donnee]</text:p>
      <text:p text:style-name="P34"><text:span text:style-name="Strong_20_Emphasis"><text:span text:style-name="T5">Exemple concret :</text:span></text:span></text:p>
      <text:p text:style-name="P37">text</text:p>
      <text:p text:style-name="P39">appareil1/commande/haute/moteur_urgence</text:p>
      <text:p text:style-name="P39">appareil1/capteur/moyenne/temperature</text:p>
      <text:p text:style-name="P38">appareil1/statut/basse/diagnostic</text:p>
      <text:p text:style-name="P38"/>
      <text:h text:style-name="P28" text:outline-level="2">📊 Classification par criticité</text:h>
      <text:h text:style-name="P33" text:outline-level="3">🚨 Niveau HAUTE Priorité (QoS 2)</text:h>
      <text:p text:style-name="P34">python</text:p>
      <text:p text:style-name="P30"># Commandes critiques - QoS 2</text:p>
      <text:p text:style-name="P30">"appareil/commande/urgence/arret"</text:p>
      <text:p text:style-name="P30">"appareil/commande/urgence/redemarrage"</text:p>
      <text:p text:style-name="P30">"appareil/securite/alarme/incendie"</text:p>
      <text:p text:style-name="P30"/>
      <text:p text:style-name="P30"># Usage :</text:p>
      <text:p text:style-name="P31">client.publish("appareil/commande/urgence/arret", "IMMEDIAT", qos=2)</text:p>
      <text:h text:style-name="P33" text:outline-level="3">⚠️ Niveau MOYENNE Priorité (QoS 1)</text:h>
      <text:p text:style-name="P34">python</text:p>
      <text:p text:style-name="P30"># Commandes normales - QoS 1</text:p>
      <text:p text:style-name="P30">"appareil/commande/normale/marche"</text:p>
      <text:p text:style-name="P30">"appareil/reglage/vitesse"</text:p>
      <text:p text:style-name="P30">"appareil/capteur/important/pression"</text:p>
      <text:p text:style-name="P30"/>
      <text:p text:style-name="P30"># Capteurs importants</text:p>
      <text:p text:style-name="P30">"appareil/capteur/critique/temperature_moteur"</text:p>
      <text:p text:style-name="P30">"appareil/etat/systeme/batterie"</text:p>
      <text:p text:style-name="P30"/>
      <text:p text:style-name="P30"># Usage :</text:p>
      <text:p text:style-name="P31">client.publish("appareil/reglage/vitesse", "75%", qos=1)</text:p>
      <text:h text:style-name="P33" text:outline-level="3">📊 Niveau BASSE Priorité (QoS 0)</text:h>
      <text:p text:style-name="P34">python</text:p>
      <text:p text:style-name="P30"># Données télémétriques fréquentes - QoS 0</text:p>
      <text:p text:style-name="P30">"appareil/telemetrie/temperature_ambiante"</text:p>
      <text:p text:style-name="P30">"appareil/telemetrie/humidite"</text:p>
      <text:p text:style-name="P30">"appareil/statut/diagnostic/memoire"</text:p>
      <text:p text:style-name="P30">"appareil/log/evenement"</text:p>
      <text:p text:style-name="P30"/>
      <text:p text:style-name="P30"># Usage :</text:p>
      <text:p text:style-name="P31"><text:soft-page-break/>client.publish("appareil/telemetrie/temperature", "22.5", qos=0)</text:p>
      <text:h text:style-name="P28" text:outline-level="2">🔄 Stratégie de répartition du trafic</text:h>
      <text:h text:style-name="P33" text:outline-level="3">Éviter la congestion</text:h>
      <text:p text:style-name="P34">python</text:p>
      <text:p text:style-name="P30"># MAUVAIS - Tous les topics mélangés</text:p>
      <text:p text:style-name="P30">"appareil/temperature"</text:p>
      <text:p text:style-name="P30">"appareil/commande_urgence"</text:p>
      <text:p text:style-name="P30">"appareil/humidite"</text:p>
      <text:p text:style-name="P30"/>
      <text:p text:style-name="P30"># BON - Structuré par priorité</text:p>
      <text:p text:style-name="P30">"appareil/haute/commande_urgence" <text:s text:c="5"/># QoS 2</text:p>
      <text:p text:style-name="P30">"appareil/moyenne/commande_normale" <text:s text:c="3"/># QoS 1 <text:s/></text:p>
      <text:p text:style-name="P31">"appareil/basse/telemetrie" <text:s text:c="10"/># QoS 0</text:p>
      <text:h text:style-name="P33" text:outline-level="3">Exemple d'implémentation complète</text:h>
      <text:p text:style-name="P34">python</text:p>
      <text:p text:style-name="P30">class MQTTManager:</text:p>
      <text:p text:style-name="P30"><text:s text:c="4"/>def __init__(self):</text:p>
      <text:p text:style-name="P30"><text:s text:c="8"/>self.qos_map = {</text:p>
      <text:p text:style-name="P30"><text:s text:c="12"/>'haute': 2,</text:p>
      <text:p text:style-name="P30"><text:s text:c="12"/>'moyenne': 1, </text:p>
      <text:p text:style-name="P30"><text:s text:c="12"/>'basse': 0</text:p>
      <text:p text:style-name="P30"><text:s text:c="8"/>}</text:p>
      <text:p text:style-name="P30"><text:s text:c="4"/></text:p>
      <text:p text:style-name="P30"><text:s text:c="4"/>def publier_selon_priorite(self, type_donnee, valeur, priorite):</text:p>
      <text:p text:style-name="P30"><text:s text:c="8"/>topic = f"appareil/{priorite}/{type_donnee}"</text:p>
      <text:p text:style-name="P30"><text:s text:c="8"/>qos = self.qos_map[priorite]</text:p>
      <text:p text:style-name="P30"><text:s text:c="8"/>client.publish(topic, valeur, qos=qos)</text:p>
      <text:p text:style-name="P30"><text:s text:c="4"/></text:p>
      <text:p text:style-name="P30"><text:s text:c="4"/># Utilisation</text:p>
      <text:p text:style-name="P30"><text:s text:c="4"/>def envoyer_commande_urgence(self):</text:p>
      <text:p text:style-name="P30"><text:s text:c="8"/>self.publier_selon_priorite("arret_urgence", "ACTIF", "haute")</text:p>
      <text:p text:style-name="P30"><text:s text:c="4"/></text:p>
      <text:p text:style-name="P30"><text:s text:c="4"/>def envoyer_telemetrie(self):</text:p>
      <text:p text:style-name="P31"><text:s text:c="8"/>self.publier_selon_priorite("temperature", "23.5", "basse")</text:p>
      <text:h text:style-name="P28" text:outline-level="2">⚡ Incidence sur les performances</text:h>
      <text:h text:style-name="P33" text:outline-level="3">Débit recommandé par QoS</text:h>
      <text:list text:style-name="L8">
        <text:list-item>
          <text:p text:style-name="P40"><text:span text:style-name="Strong_20_Emphasis">QoS 0</text:span> : Jusqu'à 1000 msg/sec (débit élevé)</text:p>
        </text:list-item>
        <text:list-item>
          <text:p text:style-name="P40"><text:span text:style-name="Strong_20_Emphasis">QoS 1</text:span> : 100-500 msg/sec (débit moyen)</text:p>
        </text:list-item>
        <text:list-item>
          <text:p text:style-name="P40"><text:span text:style-name="Strong_20_Emphasis">QoS 2</text:span> : 10-100 msg/sec (débit faible)</text:p>
        </text:list-item>
      </text:list>
      <text:h text:style-name="P33" text:outline-level="3">Règles d'or pour éviter les blocages</text:h>
      <text:list text:style-name="L9">
        <text:list-item>
          <text:p text:style-name="P41"><text:span text:style-name="Strong_20_Emphasis">Limiter les QoS 2</text:span> aux vraies urgences</text:p>
        </text:list-item>
        <text:list-item>
          <text:p text:style-name="P41"><text:span text:style-name="Strong_20_Emphasis">Utiliser QoS 0</text:span> pour les données fréquentes</text:p>
        </text:list-item>
        <text:list-item>
          <text:p text:style-name="P41"><text:soft-page-break/><text:span text:style-name="Strong_20_Emphasis">Séparer physiquement</text:span> les topics par priorité</text:p>
        </text:list-item>
        <text:list-item>
          <text:p text:style-name="P41"><text:span text:style-name="Strong_20_Emphasis">Monitorer</text:span> la charge du broker</text:p>
        </text:list-item>
      </text:list>
      <text:h text:style-name="P28" text:outline-level="2">🎯 Tableau de priorisation</text:h>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Type de donnée</text:p>
            </table:table-cell>
            <table:table-cell table:style-name="Tableau3.A1" office:value-type="string">
              <text:p text:style-name="Table_20_Heading">QoS</text:p>
            </table:table-cell>
            <table:table-cell table:style-name="Tableau3.A1" office:value-type="string">
              <text:p text:style-name="Table_20_Heading">Fréquence</text:p>
            </table:table-cell>
            <table:table-cell table:style-name="Tableau3.A1" office:value-type="string">
              <text:p text:style-name="Table_20_Heading">Exemple de topic</text:p>
            </table:table-cell>
          </table:table-row>
        </table:table-header-rows>
        <table:table-row>
          <table:table-cell table:style-name="Tableau3.A1" office:value-type="string">
            <text:p text:style-name="Table_20_Contents">Arrêt d'urgence</text:p>
          </table:table-cell>
          <table:table-cell table:style-name="Tableau3.A1" office:value-type="string">
            <text:p text:style-name="Table_20_Contents">2</text:p>
          </table:table-cell>
          <table:table-cell table:style-name="Tableau3.A1" office:value-type="string">
            <text:p text:style-name="Table_20_Contents">Rare</text:p>
          </table:table-cell>
          <table:table-cell table:style-name="Tableau3.A1" office:value-type="string">
            <text:p text:style-name="Table_20_Contents"><text:span text:style-name="Source_20_Text">/{app}/haute/arret_urgence</text:span></text:p>
          </table:table-cell>
        </table:table-row>
        <table:table-row>
          <table:table-cell table:style-name="Tableau3.A1" office:value-type="string">
            <text:p text:style-name="Table_20_Contents">Alarmes</text:p>
          </table:table-cell>
          <table:table-cell table:style-name="Tableau3.A1" office:value-type="string">
            <text:p text:style-name="Table_20_Contents">2</text:p>
          </table:table-cell>
          <table:table-cell table:style-name="Tableau3.A1" office:value-type="string">
            <text:p text:style-name="Table_20_Contents">Occasionnelle</text:p>
          </table:table-cell>
          <table:table-cell table:style-name="Tableau3.A1" office:value-type="string">
            <text:p text:style-name="Table_20_Contents"><text:span text:style-name="Source_20_Text">/{app}/haute/alarme_*</text:span></text:p>
          </table:table-cell>
        </table:table-row>
        <table:table-row>
          <table:table-cell table:style-name="Tableau3.A1" office:value-type="string">
            <text:p text:style-name="Table_20_Contents">Commandes</text:p>
          </table:table-cell>
          <table:table-cell table:style-name="Tableau3.A1" office:value-type="string">
            <text:p text:style-name="Table_20_Contents">1</text:p>
          </table:table-cell>
          <table:table-cell table:style-name="Tableau3.A1" office:value-type="string">
            <text:p text:style-name="Table_20_Contents">Moyenne</text:p>
          </table:table-cell>
          <table:table-cell table:style-name="Tableau3.A1" office:value-type="string">
            <text:p text:style-name="Table_20_Contents"><text:span text:style-name="Source_20_Text">/{app}/moyenne/commande_*</text:span></text:p>
          </table:table-cell>
        </table:table-row>
        <table:table-row>
          <table:table-cell table:style-name="Tableau3.A1" office:value-type="string">
            <text:p text:style-name="Table_20_Contents">Capteurs critiques</text:p>
          </table:table-cell>
          <table:table-cell table:style-name="Tableau3.A1" office:value-type="string">
            <text:p text:style-name="Table_20_Contents">1</text:p>
          </table:table-cell>
          <table:table-cell table:style-name="Tableau3.A1" office:value-type="string">
            <text:p text:style-name="Table_20_Contents">Élevée</text:p>
          </table:table-cell>
          <table:table-cell table:style-name="Tableau3.A1" office:value-type="string">
            <text:p text:style-name="Table_20_Contents"><text:span text:style-name="Source_20_Text">/{app}/moyenne/capteur_critique</text:span></text:p>
          </table:table-cell>
        </table:table-row>
        <table:table-row>
          <table:table-cell table:style-name="Tableau3.A1" office:value-type="string">
            <text:p text:style-name="Table_20_Contents">Télémétrie</text:p>
          </table:table-cell>
          <table:table-cell table:style-name="Tableau3.A1" office:value-type="string">
            <text:p text:style-name="Table_20_Contents">0</text:p>
          </table:table-cell>
          <table:table-cell table:style-name="Tableau3.A1" office:value-type="string">
            <text:p text:style-name="Table_20_Contents">Très élevée</text:p>
          </table:table-cell>
          <table:table-cell table:style-name="Tableau3.A1" office:value-type="string">
            <text:p text:style-name="Table_20_Contents"><text:span text:style-name="Source_20_Text">/{app}/basse/telemetrie_*</text:span></text:p>
          </table:table-cell>
        </table:table-row>
        <table:table-row>
          <table:table-cell table:style-name="Tableau3.A1" office:value-type="string">
            <text:p text:style-name="Table_20_Contents">Logs/Diagnostics</text:p>
          </table:table-cell>
          <table:table-cell table:style-name="Tableau3.A1" office:value-type="string">
            <text:p text:style-name="Table_20_Contents">0</text:p>
          </table:table-cell>
          <table:table-cell table:style-name="Tableau3.A1" office:value-type="string">
            <text:p text:style-name="Table_20_Contents">Élevée</text:p>
          </table:table-cell>
          <table:table-cell table:style-name="Tableau3.A1" office:value-type="string">
            <text:p text:style-name="P42"><text:span text:style-name="Source_20_Text">/{app}/basse/diagnostic</text:span></text:p>
          </table:table-cell>
        </table:table-row>
      </table:table>
      <text:p text:style-name="Text_20_body"/>
      <text:p text:style-name="Text_20_body"/>
      <text:p text:style-name="Text_20_body">Cette approche maintient la clarté de la structure hiérarchique tout en optimisant pour vos contraintes matérielles. La séparation par QoS permet de garantir la fiabilité des commandes critiques sans surcharger le système avec les données haute fréquence. </text:p>
      <text:h text:style-name="Heading_20_2" text:outline-level="2"><text:span text:style-name="T10">Abonnement SUJET MQTT - </text:span>La solution : les Wildcards (Caractères de substitution)</text:h>
      <text:p text:style-name="Text_20_body">Pour recevoir des messages de plusieurs niveaux de la hiérarchie en une seule souscription, vous devez utiliser des <text:span text:style-name="Strong_20_Emphasis">wildcards</text:span>.</text:p>
      <text:list text:style-name="L10">
        <text:list-item>
          <text:p text:style-name="P43"><text:span text:style-name="Strong_20_Emphasis">Le wildcard multi-niveaux </text:span><text:span text:style-name="Strong_20_Emphasis"><text:span text:style-name="Source_20_Text">#</text:span></text:span> :</text:p>
          <text:list>
            <text:list-item>
              <text:p text:style-name="P43">Si vous vous abonnez à <text:span text:style-name="Source_20_Text">blabla/#</text:span>, vous recevrez <text:span text:style-name="Strong_20_Emphasis">tout</text:span> ce qui est publié sous <text:span text:style-name="Source_20_Text">blabla/</text:span>.</text:p>
            </text:list-item>
            <text:list-item>
              <text:p text:style-name="P43">Cela inclut : <text:span text:style-name="Source_20_Text">blabla</text:span>, <text:span text:style-name="Source_20_Text">blabla/anglais</text:span>, <text:span text:style-name="Source_20_Text">blabla/francais</text:span>, <text:span text:style-name="Source_20_Text">blabla/francais/canadien</text:span>, et tout autre futur topic comme <text:span text:style-name="Source_20_Text">blabla/espagnol</text:span> ou <text:span text:style-name="Source_20_Text">blabla/francais/belge</text:span>.</text:p>
            </text:list-item>
          </text:list>
        </text:list-item>
        <text:list-item>
          <text:p text:style-name="P43"><text:span text:style-name="Strong_20_Emphasis">Le wildcard mono-niveau </text:span><text:span text:style-name="Strong_20_Emphasis"><text:span text:style-name="Source_20_Text">+</text:span></text:span> :</text:p>
          <text:list>
            <text:list-item>
              <text:p text:style-name="P43">Si vous vous abonnez à <text:span text:style-name="Source_20_Text">blabla/+/canadien</text:span>, vous recevrez les messages pour <text:span text:style-name="Source_20_Text">blabla/francais/canadien</text:span> et <text:span text:style-name="Source_20_Text">blabla/anglais/canadien</text:span> (si il existe), mais pas <text:span text:style-name="Source_20_Text">blabla/francais</text:span> ou <text:span text:style-name="Source_20_Text">blabla/francais/canadien/montreal</text:span>.</text:p>
            </text:list-item>
          </text:list>
        </text:list-item>
      </text:list>
      <text:h text:style-name="Heading_20_2" text:outline-level="2">Gestion du nombre de topics et alternative condensées</text:h>
      <text:p text:style-name="Text_20_body">Vous posez une excellente question ! Comparons les <text:span text:style-name="Strong_20_Emphasis">formes condensée</text:span> (ex: JSON ou chaînes formatées) et <text:span text:style-name="Strong_20_Emphasis">développée</text:span> (ex: un topic par propriété) en termes de <text:span text:style-name="Strong_20_Emphasis">volume d'échanges</text:span>, <text:span text:style-name="Strong_20_Emphasis">vitesse</text:span>, <text:span text:style-name="Strong_20_Emphasis">latence</text:span>, et <text:span text:style-name="Strong_20_Emphasis">complexité de traitement</text:span>. Voici une analyse détaillée :</text:p>
      <text:p text:style-name="P44"/>
      <text:h text:style-name="P19" text:outline-level="3"><text:soft-page-break/><text:span text:style-name="Strong_20_Emphasis">1. Volume d'Échanges (Taille des Messages)</text:span></text:h>
      <text:h text:style-name="P45" text:outline-level="4"><text:span text:style-name="Strong_20_Emphasis">Forme Condensée (ex: JSON ou chaîne formatée)</text:span></text:h>
      <text:list text:style-name="L11">
        <text:list-item>
          <text:p text:style-name="P46"><text:span text:style-name="Strong_20_Emphasis">Exemple pour les LEDs</text:span> :</text:p>
          <text:p text:style-name="P47"><text:span text:style-name="Source_20_Text"><text:span text:style-name="T11">{</text:span></text:span><text:span text:style-name="Source_20_Text"><text:span text:style-name="T12">"RUBAN"</text:span></text:span><text:span text:style-name="Source_20_Text"><text:span text:style-name="T11">: {</text:span></text:span><text:span text:style-name="Source_20_Text"><text:span text:style-name="T12">"C"</text:span></text:span><text:span text:style-name="Source_20_Text"><text:span text:style-name="T11">: </text:span></text:span><text:span text:style-name="Source_20_Text"><text:span text:style-name="T13">"255,0,0"</text:span></text:span><text:span text:style-name="Source_20_Text"><text:span text:style-name="T11">, </text:span></text:span><text:span text:style-name="Source_20_Text"><text:span text:style-name="T12">"A"</text:span></text:span><text:span text:style-name="Source_20_Text"><text:span text:style-name="T11">: </text:span></text:span><text:span text:style-name="Source_20_Text"><text:span text:style-name="T13">"1"</text:span></text:span><text:span text:style-name="Source_20_Text"><text:span text:style-name="T11">, </text:span></text:span><text:span text:style-name="Source_20_Text"><text:span text:style-name="T12">"E"</text:span></text:span><text:span text:style-name="Source_20_Text"><text:span text:style-name="T11">: </text:span></text:span><text:span text:style-name="Source_20_Text"><text:span text:style-name="T13">"sourire"</text:span></text:span><text:span text:style-name="Source_20_Text"><text:span text:style-name="T11">}}</text:span></text:span></text:p>
          <text:p text:style-name="P46">ou</text:p>
          <text:p text:style-name="P47"><text:span text:style-name="Source_20_Text"><text:span text:style-name="T11">RUBAN:C:255,0,0,A:1,E:sourire</text:span></text:span></text:p>
          <text:list>
            <text:list-item>
              <text:p text:style-name="P48"><text:span text:style-name="Strong_20_Emphasis">Taille</text:span> : ~30-50 octets (selon le format). </text:p>
            </text:list-item>
          </text:list>
        </text:list-item>
        <text:list-item>
          <text:p text:style-name="P46"><text:span text:style-name="Strong_20_Emphasis">Avantages</text:span> :</text:p>
          <text:list>
            <text:list-item>
              <text:p text:style-name="P48"><text:span text:style-name="Strong_20_Emphasis">Un seul message</text:span> pour plusieurs propriétés. </text:p>
            </text:list-item>
            <text:list-item>
              <text:p text:style-name="P46"><text:span text:style-name="Strong_20_Emphasis">Moins de surcharge</text:span> (overhead) liée aux en-têtes MQTT (chaque message MQTT a un overhead de ~2 octets + topic). </text:p>
            </text:list-item>
          </text:list>
        </text:list-item>
      </text:list>
      <text:h text:style-name="P45" text:outline-level="4"><text:span text:style-name="Strong_20_Emphasis">Forme Développée (un topic par propriété)</text:span></text:h>
      <text:list text:style-name="L12">
        <text:list-item>
          <text:p text:style-name="P49"><text:span text:style-name="Strong_20_Emphasis">Exemple pour les LEDs</text:span> :</text:p>
          <text:list>
            <text:list-item>
              <text:p text:style-name="P50">Topic 1 : <text:span text:style-name="Source_20_Text">sp/arduino/V/LED/RUBAN/C</text:span> → Payload : <text:span text:style-name="Source_20_Text">255,0,0</text:span> </text:p>
            </text:list-item>
            <text:list-item>
              <text:p text:style-name="P50">Topic 2 : <text:span text:style-name="Source_20_Text">sp/arduino/V/LED/RUBAN/A</text:span> → Payload : <text:span text:style-name="Source_20_Text">1</text:span> </text:p>
            </text:list-item>
            <text:list-item>
              <text:p text:style-name="P50">Topic 3 : <text:span text:style-name="Source_20_Text">sp/arduino/V/LED/RUBAN/E</text:span> → Payload : <text:span text:style-name="Source_20_Text">sourire</text:span> </text:p>
            </text:list-item>
            <text:list-item>
              <text:p text:style-name="P50"><text:span text:style-name="Strong_20_Emphasis">Taille totale</text:span> : ~60-90 octets (3 messages + overhead MQTT). </text:p>
            </text:list-item>
          </text:list>
        </text:list-item>
        <text:list-item>
          <text:p text:style-name="P49"><text:span text:style-name="Strong_20_Emphasis">Inconvénients</text:span> :</text:p>
          <text:list>
            <text:list-item>
              <text:p text:style-name="P50"><text:span text:style-name="Strong_20_Emphasis">Plus de messages</text:span> → surcharge MQTT (3x overhead). </text:p>
            </text:list-item>
            <text:list-item>
              <text:p text:style-name="P49"><text:span text:style-name="Strong_20_Emphasis">Volume total plus élevé</text:span> pour la même information. </text:p>
            </text:list-item>
          </text:list>
        </text:list-item>
      </text:list>
      <text:p text:style-name="P44"/>
      <text:h text:style-name="P19" text:outline-level="3"><text:span text:style-name="Strong_20_Emphasis">2. Vitesse et Latence</text:span></text:h>
      <text:h text:style-name="P45" text:outline-level="4"><text:span text:style-name="Strong_20_Emphasis">Forme Condensée</text:span></text:h>
      <text:list text:style-name="L13">
        <text:list-item>
          <text:p text:style-name="P51"><text:span text:style-name="Strong_20_Emphasis">Un seul message</text:span> à publier/transmettre → <text:span text:style-name="Strong_20_Emphasis">latence réduite</text:span>. </text:p>
        </text:list-item>
        <text:list-item>
          <text:p text:style-name="P51"><text:span text:style-name="Strong_20_Emphasis">Moins de traitement réseau</text:span> (moins de paquets à router). </text:p>
        </text:list-item>
        <text:list-item>
          <text:p text:style-name="P52"><text:span text:style-name="Strong_20_Emphasis">Exemple</text:span> : Envoi d'une configuration complète en 1 message (ex: <text:span text:style-name="Source_20_Text">sp/arduino/C/CONFIG</text:span>). </text:p>
        </text:list-item>
      </text:list>
      <text:h text:style-name="P45" text:outline-level="4"><text:span text:style-name="Strong_20_Emphasis">Forme Développée</text:span></text:h>
      <text:list text:style-name="L14">
        <text:list-item>
          <text:p text:style-name="P53"><text:span text:style-name="Strong_20_Emphasis">Plusieurs messages</text:span> → latence cumulative (attente de l'envoi et de la réception de chaque message). </text:p>
        </text:list-item>
        <text:list-item>
          <text:p text:style-name="P53"><text:span text:style-name="Strong_20_Emphasis">Risque de désynchronisation</text:span> si les messages arrivent dans le désordre (MQTT ne garantit pas l'ordre sans QoS 2). </text:p>
        </text:list-item>
        <text:list-item>
          <text:p text:style-name="P54"><text:span text:style-name="Strong_20_Emphasis">Exemple</text:span> : Envoi de 3 messages pour une seule commande LED. </text:p>
        </text:list-item>
      </text:list>
      <text:p text:style-name="P44"/>
      <text:h text:style-name="P19" text:outline-level="3"><text:soft-page-break/><text:span text:style-name="Strong_20_Emphasis">3. Complexité de Traitement</text:span></text:h>
      <text:h text:style-name="P45" text:outline-level="4"><text:span text:style-name="Strong_20_Emphasis">Forme Condensée</text:span></text:h>
      <text:list text:style-name="L15">
        <text:list-item>
          <text:p text:style-name="P55"><text:span text:style-name="Strong_20_Emphasis">Parsing nécessaire</text:span> côté récepteur (ex: décoder un JSON ou une chaîne formatée). </text:p>
          <text:list>
            <text:list-item>
              <text:p text:style-name="P56"><text:span text:style-name="Strong_20_Emphasis">Coût CPU</text:span> : Légèrement plus élevé (ex: <text:span text:style-name="Source_20_Text">strtok</text:span> pour les chaînes, ou bibliothèque JSON pour Arduino). </text:p>
            </text:list-item>
            <text:list-item>
              <text:p text:style-name="P57"><text:span text:style-name="Strong_20_Emphasis">Avantage</text:span> : Logique centralisée (un seul point de parsing). </text:p>
            </text:list-item>
          </text:list>
        </text:list-item>
      </text:list>
      <text:h text:style-name="P45" text:outline-level="4"><text:span text:style-name="Strong_20_Emphasis">Forme Développée</text:span></text:h>
      <text:list text:style-name="L16">
        <text:list-item>
          <text:p text:style-name="P58"><text:span text:style-name="Strong_20_Emphasis">Parsing simplifié</text:span> : Chaque message contient une seule information (ex: <text:span text:style-name="Source_20_Text">255,0,0</text:span> pour la couleur). </text:p>
          <text:list>
            <text:list-item>
              <text:p text:style-name="P58"><text:span text:style-name="Strong_20_Emphasis">Coût CPU réduit</text:span> : Pas besoin de décoder des structures complexes. </text:p>
            </text:list-item>
            <text:list-item>
              <text:p text:style-name="P59"><text:span text:style-name="Strong_20_Emphasis">Inconvénient</text:span> : Gestion de plusieurs topics/callbacks côté code. </text:p>
            </text:list-item>
          </text:list>
        </text:list-item>
      </text:list>
      <text:p text:style-name="P44"/>
      <text:h text:style-name="P19" text:outline-level="3"><text:span text:style-name="Strong_20_Emphasis">4. Fiabilité et QoS</text:span></text:h>
      <text:list text:style-name="L17">
        <text:list-item>
          <text:p text:style-name="P60"><text:span text:style-name="Strong_20_Emphasis">Forme Condensée</text:span> :</text:p>
          <text:list>
            <text:list-item>
              <text:p text:style-name="P61"><text:span text:style-name="Strong_20_Emphasis">QoS 1</text:span> suffisant (un seul message à confirmer). </text:p>
            </text:list-item>
            <text:list-item>
              <text:p text:style-name="P61"><text:span text:style-name="Strong_20_Emphasis">Risque</text:span> : Si le message est perdu, toutes les propriétés sont perdues (mais rare avec QoS 1). </text:p>
            </text:list-item>
          </text:list>
        </text:list-item>
        <text:list-item>
          <text:p text:style-name="P60"><text:span text:style-name="Strong_20_Emphasis">Forme Développée</text:span> :</text:p>
          <text:list>
            <text:list-item>
              <text:p text:style-name="P61"><text:span text:style-name="Strong_20_Emphasis">QoS 1</text:span> pour chaque message → plus de trafic de confirmation. </text:p>
            </text:list-item>
            <text:list-item>
              <text:p text:style-name="P60"><text:span text:style-name="Strong_20_Emphasis">Avantage</text:span> : Si un message est perdu, seule une propriété est affectée. </text:p>
            </text:list-item>
          </text:list>
        </text:list-item>
      </text:list>
      <text:p text:style-name="P44"/>
      <text:h text:style-name="P19" text:outline-level="3"><text:span text:style-name="Strong_20_Emphasis">5. Cas d'Usage Recommandés</text:span></text:h>
      <text:p text:style-name="P62"><text:span text:style-name="Strong_20_Emphasis">Critère</text:span></text:p>
      <text:p text:style-name="P63"><text:span text:style-name="Strong_20_Emphasis">Forme Condensée</text:span></text:p>
      <text:p text:style-name="P63"><text:span text:style-name="Strong_20_Emphasis">Forme Développée</text:span></text:p>
      <text:p text:style-name="P63"><text:span text:style-name="Strong_20_Emphasis">Volume d'échanges</text:span></text:p>
      <text:p text:style-name="P63">✅ Meilleur (moins de données).</text:p>
      <text:p text:style-name="P63">❌ Moins efficace.</text:p>
      <text:p text:style-name="P63"><text:span text:style-name="Strong_20_Emphasis">Vitesse/Latence</text:span></text:p>
      <text:p text:style-name="P63">✅ Plus rapide (1 message).</text:p>
      <text:p text:style-name="P63">❌ Plus lent (plusieurs messages).</text:p>
      <text:p text:style-name="P63"><text:span text:style-name="Strong_20_Emphasis">Complexité de Parsing</text:span></text:p>
      <text:p text:style-name="P63">⚠️ Plus complexe (JSON/chaînes).</text:p>
      <text:p text:style-name="P63">✅ Simple (1 valeur par message).</text:p>
      <text:p text:style-name="P63"><text:span text:style-name="Strong_20_Emphasis">Fiabilité (QoS 1)</text:span></text:p>
      <text:p text:style-name="P63">✅ Fiable (1 confirmation).</text:p>
      <text:p text:style-name="P63">⚠️ Plus de trafic de confirmation.</text:p>
      <text:p text:style-name="P63"><text:span text:style-name="Strong_20_Emphasis">Flexibilité</text:span></text:p>
      <text:p text:style-name="P63">✅ Idéal pour les configurations groupées.</text:p>
      <text:p text:style-name="P63">✅ Idéal pour les mises à jour incrémentielles.</text:p>
      <text:p text:style-name="P44"/>
      <text:h text:style-name="P19" text:outline-level="3"><text:soft-page-break/><text:span text:style-name="Strong_20_Emphasis">6. Recommandations pour Votre Projet</text:span></text:h>
      <text:list text:style-name="L18">
        <text:list-item>
          <text:p text:style-name="P64"><text:span text:style-name="Strong_20_Emphasis">Pour les Configurations Globales</text:span> (ex: <text:span text:style-name="Source_20_Text">config.h</text:span>) :</text:p>
          <text:list>
            <text:list-item>
              <text:p text:style-name="P65"><text:span text:style-name="Strong_20_Emphasis">Utilisez la forme condensée</text:span> (<text:span text:style-name="Source_20_Text">sp/arduino/C/CONFIG</text:span> avec JSON). </text:p>
            </text:list-item>
            <text:list-item>
              <text:p text:style-name="P65"><text:span text:style-name="Strong_20_Emphasis">Pourquoi</text:span> : Ces données sont envoyées rarement (ex: au démarrage) et regroupent beaucoup d'informations. </text:p>
            </text:list-item>
          </text:list>
        </text:list-item>
        <text:list-item>
          <text:p text:style-name="P64"><text:span text:style-name="Strong_20_Emphasis">Pour les Commandes Fréquentes</text:span> (ex: LEDs, Moteurs) :</text:p>
          <text:list>
            <text:list-item>
              <text:p text:style-name="P65"><text:span text:style-name="Strong_20_Emphasis">Forme condensée</text:span> si les propriétés sont toujours mises à jour ensemble (ex: couleur + activation d'une LED). </text:p>
              <text:list>
                <text:list-item>
                  <text:p text:style-name="P65">Exemple : <text:span text:style-name="Source_20_Text">sp/arduino/V/LED/RUBAN</text:span> → <text:span text:style-name="Source_20_Text">"C:255,0,0,A:1"</text:span>. </text:p>
                </text:list-item>
              </text:list>
            </text:list-item>
            <text:list-item>
              <text:p text:style-name="P65"><text:span text:style-name="Strong_20_Emphasis">Forme développée</text:span> si les propriétés sont mises à jour indépendamment (ex: seulement la couleur change). </text:p>
              <text:list>
                <text:list-item>
                  <text:p text:style-name="P65">Exemple : </text:p>
                  <text:list>
                    <text:list-item>
                      <text:p text:style-name="P65"><text:span text:style-name="Source_20_Text">sp/arduino/V/LED/RUBAN/C</text:span> → <text:span text:style-name="Source_20_Text">255,0,0</text:span> </text:p>
                    </text:list-item>
                    <text:list-item>
                      <text:p text:style-name="P65"><text:span text:style-name="Source_20_Text">sp/arduino/V/LED/RUBAN/A</text:span> → <text:span text:style-name="Source_20_Text">1</text:span> </text:p>
                    </text:list-item>
                  </text:list>
                </text:list-item>
              </text:list>
            </text:list-item>
          </text:list>
        </text:list-item>
        <text:list-item>
          <text:p text:style-name="P64"><text:span text:style-name="Strong_20_Emphasis">Pour les Retours d'État</text:span> (ex: <text:span text:style-name="Source_20_Text">arduino/sp/I/LED/STATUS</text:span>) :</text:p>
          <text:list>
            <text:list-item>
              <text:p text:style-name="P65"><text:span text:style-name="Strong_20_Emphasis">Forme condensée</text:span> si plusieurs états sont retournés ensemble. </text:p>
              <text:list>
                <text:list-item>
                  <text:p text:style-name="P65">Exemple : <text:span text:style-name="Source_20_Text">"STATUS:OK,EFFET:sourire"</text:span>. </text:p>
                </text:list-item>
              </text:list>
            </text:list-item>
            <text:list-item>
              <text:p text:style-name="P64"><text:span text:style-name="Strong_20_Emphasis">Forme simple</text:span> si un seul état est retourné (ex: <text:span text:style-name="Source_20_Text">"STATUS:OK"</text:span>). </text:p>
            </text:list-item>
          </text:list>
        </text:list-item>
      </text:list>
      <text:p text:style-name="P44"/>
      <text:h text:style-name="P19" text:outline-level="3"><text:span text:style-name="Strong_20_Emphasis">7. Exemple Concret avec les LEDs</text:span></text:h>
      <text:h text:style-name="P45" text:outline-level="4"><text:span text:style-name="Strong_20_Emphasis">Option 1 : Forme Condensée (Recommandée pour les commandes groupées)</text:span></text:h>
      <text:list text:style-name="L19">
        <text:list-item>
          <text:p text:style-name="P66"><text:span text:style-name="Strong_20_Emphasis">Topic</text:span> : <text:span text:style-name="Source_20_Text">sp/arduino/V/LED/RUBAN</text:span> </text:p>
        </text:list-item>
        <text:list-item>
          <text:p text:style-name="P66"><text:span text:style-name="Strong_20_Emphasis">Payload</text:span> : <text:span text:style-name="Source_20_Text">"C:255,0,0,A:1,E:sourire"</text:span> </text:p>
        </text:list-item>
        <text:list-item>
          <text:p text:style-name="P66"><text:span text:style-name="Strong_20_Emphasis">Avantages</text:span> : </text:p>
          <text:list>
            <text:list-item>
              <text:p text:style-name="P66">1 seul message MQTT. </text:p>
            </text:list-item>
            <text:list-item>
              <text:p text:style-name="P67">Latence minimale. </text:p>
            </text:list-item>
          </text:list>
        </text:list-item>
      </text:list>
      <text:h text:style-name="P45" text:outline-level="4"><text:span text:style-name="Strong_20_Emphasis">Option 2 : Forme Développée (Si mise à jour incrémentielle)</text:span></text:h>
      <text:list text:style-name="L20">
        <text:list-item>
          <text:p text:style-name="P68"><text:span text:style-name="Strong_20_Emphasis">Topic 1</text:span> : <text:span text:style-name="Source_20_Text">sp/arduino/V/LED/RUBAN/C</text:span> → <text:span text:style-name="Source_20_Text">255,0,0</text:span> </text:p>
        </text:list-item>
        <text:list-item>
          <text:p text:style-name="P68"><text:span text:style-name="Strong_20_Emphasis">Topic 2</text:span> : <text:span text:style-name="Source_20_Text">sp/arduino/V/LED/RUBAN/A</text:span> → <text:span text:style-name="Source_20_Text">1</text:span> </text:p>
        </text:list-item>
        <text:list-item>
          <text:p text:style-name="P68"><text:span text:style-name="Strong_20_Emphasis">Topic 3</text:span> : <text:span text:style-name="Source_20_Text">sp/arduino/V/LED/RUBAN/E</text:span> → <text:span text:style-name="Source_20_Text">sourire</text:span> </text:p>
        </text:list-item>
        <text:list-item>
          <text:p text:style-name="P68"><text:span text:style-name="Strong_20_Emphasis">Avantages</text:span> : </text:p>
          <text:list>
            <text:list-item>
              <text:p text:style-name="P68">Mise à jour individuelle des propriétés. </text:p>
            </text:list-item>
            <text:list-item>
              <text:p text:style-name="P69">Parsing simplifié. </text:p>
            </text:list-item>
          </text:list>
        </text:list-item>
      </text:list>
      <text:p text:style-name="P44"/>
      <text:h text:style-name="P19" text:outline-level="3"><text:span text:style-name="Strong_20_Emphasis">8. Impact sur Votre Architecture Actuelle</text:span></text:h>
      <text:list text:style-name="L21">
        <text:list-item>
          <text:p text:style-name="P70"><text:span text:style-name="Strong_20_Emphasis">Bande passante</text:span> : </text:p>
          <text:list>
            <text:list-item>
              <text:p text:style-name="P71">La forme condensée réduit la charge réseau (idéal pour les liaisons série/USB ou Wi-Fi limitées). </text:p>
            </text:list-item>
          </text:list>
        </text:list-item>
        <text:list-item>
          <text:p text:style-name="P70"><text:span text:style-name="Strong_20_Emphasis">Performance Arduino</text:span> : </text:p>
          <text:list>
            <text:list-item>
              <text:p text:style-name="P70"><text:soft-page-break/>Le parsing JSON/chaînes est gérable avec des bibliothèques légères (ex: <text:a xlink:type="simple" xlink:href="https://arduinojson.org/" office:target-frame-name="_blank" xlink:show="new" text:style-name="Internet_20_link" text:visited-style-name="Visited_20_Internet_20_Link">ArduinoJson</text:a>). </text:p>
            </text:list-item>
            <text:list-item>
              <text:p text:style-name="P72">Exemple de code pour parser <text:span text:style-name="Source_20_Text">"C:255,0,0,A:1"</text:span> : </text:p>
              <text:p text:style-name="P73"><text:span text:style-name="Source_20_Text"><text:span text:style-name="T14">char</text:span></text:span><text:span text:style-name="Source_20_Text"><text:span text:style-name="T11">* token = </text:span></text:span><text:span text:style-name="Source_20_Text"><text:span text:style-name="T14">strtok</text:span></text:span><text:span text:style-name="Source_20_Text"><text:span text:style-name="T11">(payload, </text:span></text:span><text:span text:style-name="Source_20_Text"><text:span text:style-name="T13">",:"</text:span></text:span><text:span text:style-name="Source_20_Text"><text:span text:style-name="T11">);</text:span></text:span></text:p>
              <text:p text:style-name="P73"><text:span text:style-name="Source_20_Text"><text:span text:style-name="T14">while</text:span></text:span><text:span text:style-name="Source_20_Text"><text:span text:style-name="T11"> (token != </text:span></text:span><text:span text:style-name="Source_20_Text"><text:span text:style-name="T13">NULL</text:span></text:span><text:span text:style-name="Source_20_Text"><text:span text:style-name="T11">) {</text:span></text:span></text:p>
              <text:p text:style-name="P73"><text:span text:style-name="Source_20_Text"><text:span text:style-name="T11"><text:s text:c="2"/></text:span></text:span><text:span text:style-name="Source_20_Text"><text:span text:style-name="T14">if</text:span></text:span><text:span text:style-name="Source_20_Text"><text:span text:style-name="T11"> (</text:span></text:span><text:span text:style-name="Source_20_Text"><text:span text:style-name="T14">strcmp</text:span></text:span><text:span text:style-name="Source_20_Text"><text:span text:style-name="T11">(token, </text:span></text:span><text:span text:style-name="Source_20_Text"><text:span text:style-name="T13">"C"</text:span></text:span><text:span text:style-name="Source_20_Text"><text:span text:style-name="T11">) == 0) {</text:span></text:span></text:p>
              <text:p text:style-name="P73"><text:span text:style-name="Source_20_Text"><text:span text:style-name="T11"><text:s text:c="4"/></text:span></text:span><text:span text:style-name="Source_20_Text"><text:span text:style-name="T14">int</text:span></text:span><text:span text:style-name="Source_20_Text"><text:span text:style-name="T11"> r = </text:span></text:span><text:span text:style-name="Source_20_Text"><text:span text:style-name="T14">atoi</text:span></text:span><text:span text:style-name="Source_20_Text"><text:span text:style-name="T11">(</text:span></text:span><text:span text:style-name="Source_20_Text"><text:span text:style-name="T14">strtok</text:span></text:span><text:span text:style-name="Source_20_Text"><text:span text:style-name="T11">(</text:span></text:span><text:span text:style-name="Source_20_Text"><text:span text:style-name="T13">NULL</text:span></text:span><text:span text:style-name="Source_20_Text"><text:span text:style-name="T11">, </text:span></text:span><text:span text:style-name="Source_20_Text"><text:span text:style-name="T13">",:"</text:span></text:span><text:span text:style-name="Source_20_Text"><text:span text:style-name="T11">));</text:span></text:span></text:p>
              <text:p text:style-name="P73"><text:span text:style-name="Source_20_Text"><text:span text:style-name="T11"><text:s text:c="4"/></text:span></text:span><text:span text:style-name="Source_20_Text"><text:span text:style-name="T14">int</text:span></text:span><text:span text:style-name="Source_20_Text"><text:span text:style-name="T11"> g = </text:span></text:span><text:span text:style-name="Source_20_Text"><text:span text:style-name="T14">atoi</text:span></text:span><text:span text:style-name="Source_20_Text"><text:span text:style-name="T11">(</text:span></text:span><text:span text:style-name="Source_20_Text"><text:span text:style-name="T14">strtok</text:span></text:span><text:span text:style-name="Source_20_Text"><text:span text:style-name="T11">(</text:span></text:span><text:span text:style-name="Source_20_Text"><text:span text:style-name="T13">NULL</text:span></text:span><text:span text:style-name="Source_20_Text"><text:span text:style-name="T11">, </text:span></text:span><text:span text:style-name="Source_20_Text"><text:span text:style-name="T13">",:"</text:span></text:span><text:span text:style-name="Source_20_Text"><text:span text:style-name="T11">));</text:span></text:span></text:p>
              <text:p text:style-name="P73"><text:span text:style-name="Source_20_Text"><text:span text:style-name="T11"><text:s text:c="4"/></text:span></text:span><text:span text:style-name="Source_20_Text"><text:span text:style-name="T14">int</text:span></text:span><text:span text:style-name="Source_20_Text"><text:span text:style-name="T11"> b = </text:span></text:span><text:span text:style-name="Source_20_Text"><text:span text:style-name="T14">atoi</text:span></text:span><text:span text:style-name="Source_20_Text"><text:span text:style-name="T11">(</text:span></text:span><text:span text:style-name="Source_20_Text"><text:span text:style-name="T14">strtok</text:span></text:span><text:span text:style-name="Source_20_Text"><text:span text:style-name="T11">(</text:span></text:span><text:span text:style-name="Source_20_Text"><text:span text:style-name="T13">NULL</text:span></text:span><text:span text:style-name="Source_20_Text"><text:span text:style-name="T11">, </text:span></text:span><text:span text:style-name="Source_20_Text"><text:span text:style-name="T13">",:"</text:span></text:span><text:span text:style-name="Source_20_Text"><text:span text:style-name="T11">));</text:span></text:span></text:p>
              <text:p text:style-name="P73"><text:span text:style-name="Source_20_Text"><text:span text:style-name="T11"><text:s text:c="2"/>} </text:span></text:span><text:span text:style-name="Source_20_Text"><text:span text:style-name="T14">else</text:span></text:span><text:span text:style-name="Source_20_Text"><text:span text:style-name="T11"> </text:span></text:span><text:span text:style-name="Source_20_Text"><text:span text:style-name="T14">if</text:span></text:span><text:span text:style-name="Source_20_Text"><text:span text:style-name="T11"> (</text:span></text:span><text:span text:style-name="Source_20_Text"><text:span text:style-name="T14">strcmp</text:span></text:span><text:span text:style-name="Source_20_Text"><text:span text:style-name="T11">(token, </text:span></text:span><text:span text:style-name="Source_20_Text"><text:span text:style-name="T13">"A"</text:span></text:span><text:span text:style-name="Source_20_Text"><text:span text:style-name="T11">) == 0) {</text:span></text:span></text:p>
              <text:p text:style-name="P73"><text:span text:style-name="Source_20_Text"><text:span text:style-name="T11"><text:s text:c="4"/></text:span></text:span><text:span text:style-name="Source_20_Text"><text:span text:style-name="T14">int</text:span></text:span><text:span text:style-name="Source_20_Text"><text:span text:style-name="T11"> state = </text:span></text:span><text:span text:style-name="Source_20_Text"><text:span text:style-name="T14">atoi</text:span></text:span><text:span text:style-name="Source_20_Text"><text:span text:style-name="T11">(</text:span></text:span><text:span text:style-name="Source_20_Text"><text:span text:style-name="T14">strtok</text:span></text:span><text:span text:style-name="Source_20_Text"><text:span text:style-name="T11">(</text:span></text:span><text:span text:style-name="Source_20_Text"><text:span text:style-name="T13">NULL</text:span></text:span><text:span text:style-name="Source_20_Text"><text:span text:style-name="T11">, </text:span></text:span><text:span text:style-name="Source_20_Text"><text:span text:style-name="T13">",:"</text:span></text:span><text:span text:style-name="Source_20_Text"><text:span text:style-name="T11">));</text:span></text:span></text:p>
              <text:p text:style-name="P74"><text:span text:style-name="Source_20_Text"><text:span text:style-name="T11"><text:s text:c="2"/>}</text:span></text:span></text:p>
              <text:p text:style-name="P73"><text:span text:style-name="Source_20_Text"><text:span text:style-name="T11"><text:s text:c="2"/>token = </text:span></text:span><text:span text:style-name="Source_20_Text"><text:span text:style-name="T14">strtok</text:span></text:span><text:span text:style-name="Source_20_Text"><text:span text:style-name="T11">(</text:span></text:span><text:span text:style-name="Source_20_Text"><text:span text:style-name="T13">NULL</text:span></text:span><text:span text:style-name="Source_20_Text"><text:span text:style-name="T11">, </text:span></text:span><text:span text:style-name="Source_20_Text"><text:span text:style-name="T13">",:"</text:span></text:span><text:span text:style-name="Source_20_Text"><text:span text:style-name="T11">);</text:span></text:span></text:p>
              <text:p text:style-name="P75"><text:span text:style-name="Source_20_Text"><text:span text:style-name="T11">}</text:span></text:span></text:p>
            </text:list-item>
          </text:list>
        </text:list-item>
        <text:list-item>
          <text:p text:style-name="P70"><text:span text:style-name="Strong_20_Emphasis">Maintenabilité</text:span> : </text:p>
          <text:list>
            <text:list-item>
              <text:p text:style-name="P72">La forme condensée centralise la logique de communication (moins de topics à gérer). </text:p>
            </text:list-item>
          </text:list>
        </text:list-item>
      </text:list>
      <text:p text:style-name="P44"/>
      <text:h text:style-name="P19" text:outline-level="3"><text:span text:style-name="Strong_20_Emphasis">9. Conclusion et Recommandation Finale</text:span></text:h>
      <text:p text:style-name="Text_20_body">Pour votre projet <text:span text:style-name="Strong_20_Emphasis">RobotRZ</text:span>, où la <text:span text:style-name="Strong_20_Emphasis">bande passante</text:span> (USB/série) et la <text:span text:style-name="Strong_20_Emphasis">latence</text:span> sont critiques, je recommande :</text:p>
      <text:list text:style-name="L22">
        <text:list-item>
          <text:p text:style-name="P76"><text:span text:style-name="Strong_20_Emphasis">Forme condensée</text:span> pour :</text:p>
          <text:list>
            <text:list-item>
              <text:p text:style-name="P77">Les <text:span text:style-name="Strong_20_Emphasis">configurations globales</text:span> (<text:span text:style-name="Source_20_Text">sp/arduino/C/CONFIG</text:span>). </text:p>
            </text:list-item>
            <text:list-item>
              <text:p text:style-name="P77">Les <text:span text:style-name="Strong_20_Emphasis">commandes groupées</text:span> (ex: LEDs, Moteurs) où plusieurs propriétés sont mises à jour ensemble. </text:p>
            </text:list-item>
            <text:list-item>
              <text:p text:style-name="P77">Les <text:span text:style-name="Strong_20_Emphasis">retours d'état</text:span> groupés (ex: <text:span text:style-name="Source_20_Text">arduino/sp/I/LED/STATUS</text:span>). </text:p>
            </text:list-item>
          </text:list>
        </text:list-item>
        <text:list-item>
          <text:p text:style-name="P76"><text:span text:style-name="Strong_20_Emphasis">Forme développée</text:span> uniquement si :</text:p>
          <text:list>
            <text:list-item>
              <text:p text:style-name="P77">Les propriétés sont <text:span text:style-name="Strong_20_Emphasis">mises à jour indépendamment</text:span> (ex: seulement la vitesse d'un moteur). </text:p>
            </text:list-item>
            <text:list-item>
              <text:p text:style-name="P76">Vous avez besoin d'une <text:span text:style-name="Strong_20_Emphasis">granularité fine</text:span> pour le débogage. </text:p>
            </text:list-item>
          </text:list>
        </text:list-item>
      </text:list>
      <text:p text:style-name="P44"/>
      <text:h text:style-name="P19" text:outline-level="3"><text:span text:style-name="Strong_20_Emphasis">10. Exemple de Code Arduino pour le Parsing</text:span></text:h>
      <text:p text:style-name="Text_20_body">Voici comment parser un payload condensé pour les LEDs :</text:p>
      <text:p text:style-name="P78"><text:span text:style-name="Source_20_Text"><text:span text:style-name="T14">void</text:span></text:span><text:span text:style-name="Source_20_Text"><text:span text:style-name="T11"> </text:span></text:span><text:span text:style-name="Source_20_Text"><text:span text:style-name="T13">processLedMessage</text:span></text:span><text:span text:style-name="Source_20_Text"><text:span text:style-name="T11">(</text:span></text:span><text:span text:style-name="Source_20_Text"><text:span text:style-name="T14">const</text:span></text:span><text:span text:style-name="Source_20_Text"><text:span text:style-name="T11"> </text:span></text:span><text:span text:style-name="Source_20_Text"><text:span text:style-name="T14">char</text:span></text:span><text:span text:style-name="Source_20_Text"><text:span text:style-name="T11">* payload) {</text:span></text:span></text:p>
      <text:p text:style-name="P78"><text:span text:style-name="Source_20_Text"><text:span text:style-name="T11"><text:s text:c="2"/></text:span></text:span><text:span text:style-name="Source_20_Text"><text:span text:style-name="T14">char</text:span></text:span><text:span text:style-name="Source_20_Text"><text:span text:style-name="T11">* token = </text:span></text:span><text:span text:style-name="Source_20_Text"><text:span text:style-name="T14">strtok</text:span></text:span><text:span text:style-name="Source_20_Text"><text:span text:style-name="T11">((</text:span></text:span><text:span text:style-name="Source_20_Text"><text:span text:style-name="T14">char</text:span></text:span><text:span text:style-name="Source_20_Text"><text:span text:style-name="T11">*)payload, </text:span></text:span><text:span text:style-name="Source_20_Text"><text:span text:style-name="T13">",:"</text:span></text:span><text:span text:style-name="Source_20_Text"><text:span text:style-name="T11">);</text:span></text:span></text:p>
      <text:p text:style-name="P78"><text:span text:style-name="Source_20_Text"><text:span text:style-name="T11"><text:s text:c="2"/></text:span></text:span><text:span text:style-name="Source_20_Text"><text:span text:style-name="T14">while</text:span></text:span><text:span text:style-name="Source_20_Text"><text:span text:style-name="T11"> (token != </text:span></text:span><text:span text:style-name="Source_20_Text"><text:span text:style-name="T13">NULL</text:span></text:span><text:span text:style-name="Source_20_Text"><text:span text:style-name="T11">) {</text:span></text:span></text:p>
      <text:p text:style-name="P78"><text:span text:style-name="Source_20_Text"><text:span text:style-name="T11"><text:s text:c="4"/></text:span></text:span><text:span text:style-name="Source_20_Text"><text:span text:style-name="T14">if</text:span></text:span><text:span text:style-name="Source_20_Text"><text:span text:style-name="T11"> (</text:span></text:span><text:span text:style-name="Source_20_Text"><text:span text:style-name="T14">strcmp</text:span></text:span><text:span text:style-name="Source_20_Text"><text:span text:style-name="T11">(token, </text:span></text:span><text:span text:style-name="Source_20_Text"><text:span text:style-name="T13">"C"</text:span></text:span><text:span text:style-name="Source_20_Text"><text:span text:style-name="T11">) == 0) {</text:span></text:span></text:p>
      <text:p text:style-name="P78"><text:soft-page-break/><text:span text:style-name="Source_20_Text"><text:span text:style-name="T11"><text:s text:c="6"/></text:span></text:span><text:span text:style-name="Source_20_Text"><text:span text:style-name="T14">int</text:span></text:span><text:span text:style-name="Source_20_Text"><text:span text:style-name="T11"> r = </text:span></text:span><text:span text:style-name="Source_20_Text"><text:span text:style-name="T14">atoi</text:span></text:span><text:span text:style-name="Source_20_Text"><text:span text:style-name="T11">(</text:span></text:span><text:span text:style-name="Source_20_Text"><text:span text:style-name="T14">strtok</text:span></text:span><text:span text:style-name="Source_20_Text"><text:span text:style-name="T11">(</text:span></text:span><text:span text:style-name="Source_20_Text"><text:span text:style-name="T13">NULL</text:span></text:span><text:span text:style-name="Source_20_Text"><text:span text:style-name="T11">, </text:span></text:span><text:span text:style-name="Source_20_Text"><text:span text:style-name="T13">",:"</text:span></text:span><text:span text:style-name="Source_20_Text"><text:span text:style-name="T11">));</text:span></text:span></text:p>
      <text:p text:style-name="P78"><text:span text:style-name="Source_20_Text"><text:span text:style-name="T11"><text:s text:c="6"/></text:span></text:span><text:span text:style-name="Source_20_Text"><text:span text:style-name="T14">int</text:span></text:span><text:span text:style-name="Source_20_Text"><text:span text:style-name="T11"> g = </text:span></text:span><text:span text:style-name="Source_20_Text"><text:span text:style-name="T14">atoi</text:span></text:span><text:span text:style-name="Source_20_Text"><text:span text:style-name="T11">(</text:span></text:span><text:span text:style-name="Source_20_Text"><text:span text:style-name="T14">strtok</text:span></text:span><text:span text:style-name="Source_20_Text"><text:span text:style-name="T11">(</text:span></text:span><text:span text:style-name="Source_20_Text"><text:span text:style-name="T13">NULL</text:span></text:span><text:span text:style-name="Source_20_Text"><text:span text:style-name="T11">, </text:span></text:span><text:span text:style-name="Source_20_Text"><text:span text:style-name="T13">",:"</text:span></text:span><text:span text:style-name="Source_20_Text"><text:span text:style-name="T11">));</text:span></text:span></text:p>
      <text:p text:style-name="P78"><text:span text:style-name="Source_20_Text"><text:span text:style-name="T11"><text:s text:c="6"/></text:span></text:span><text:span text:style-name="Source_20_Text"><text:span text:style-name="T14">int</text:span></text:span><text:span text:style-name="Source_20_Text"><text:span text:style-name="T11"> b = </text:span></text:span><text:span text:style-name="Source_20_Text"><text:span text:style-name="T14">atoi</text:span></text:span><text:span text:style-name="Source_20_Text"><text:span text:style-name="T11">(</text:span></text:span><text:span text:style-name="Source_20_Text"><text:span text:style-name="T14">strtok</text:span></text:span><text:span text:style-name="Source_20_Text"><text:span text:style-name="T11">(</text:span></text:span><text:span text:style-name="Source_20_Text"><text:span text:style-name="T13">NULL</text:span></text:span><text:span text:style-name="Source_20_Text"><text:span text:style-name="T11">, </text:span></text:span><text:span text:style-name="Source_20_Text"><text:span text:style-name="T13">",:"</text:span></text:span><text:span text:style-name="Source_20_Text"><text:span text:style-name="T11">));</text:span></text:span></text:p>
      <text:p text:style-name="P78"><text:span text:style-name="Source_20_Text"><text:span text:style-name="T11"><text:s text:c="6"/></text:span></text:span><text:span text:style-name="Source_20_Text"><text:span text:style-name="T14">setRubanLedColor</text:span></text:span><text:span text:style-name="Source_20_Text"><text:span text:style-name="T11">(r, g, b);</text:span></text:span></text:p>
      <text:p text:style-name="P78"><text:span text:style-name="Source_20_Text"><text:span text:style-name="T11"><text:s text:c="4"/>} </text:span></text:span><text:span text:style-name="Source_20_Text"><text:span text:style-name="T14">else</text:span></text:span><text:span text:style-name="Source_20_Text"><text:span text:style-name="T11"> </text:span></text:span><text:span text:style-name="Source_20_Text"><text:span text:style-name="T14">if</text:span></text:span><text:span text:style-name="Source_20_Text"><text:span text:style-name="T11"> (</text:span></text:span><text:span text:style-name="Source_20_Text"><text:span text:style-name="T14">strcmp</text:span></text:span><text:span text:style-name="Source_20_Text"><text:span text:style-name="T11">(token, </text:span></text:span><text:span text:style-name="Source_20_Text"><text:span text:style-name="T13">"A"</text:span></text:span><text:span text:style-name="Source_20_Text"><text:span text:style-name="T11">) == 0) {</text:span></text:span></text:p>
      <text:p text:style-name="P78"><text:span text:style-name="Source_20_Text"><text:span text:style-name="T11"><text:s text:c="6"/></text:span></text:span><text:span text:style-name="Source_20_Text"><text:span text:style-name="T14">int</text:span></text:span><text:span text:style-name="Source_20_Text"><text:span text:style-name="T11"> state = </text:span></text:span><text:span text:style-name="Source_20_Text"><text:span text:style-name="T14">atoi</text:span></text:span><text:span text:style-name="Source_20_Text"><text:span text:style-name="T11">(</text:span></text:span><text:span text:style-name="Source_20_Text"><text:span text:style-name="T14">strtok</text:span></text:span><text:span text:style-name="Source_20_Text"><text:span text:style-name="T11">(</text:span></text:span><text:span text:style-name="Source_20_Text"><text:span text:style-name="T13">NULL</text:span></text:span><text:span text:style-name="Source_20_Text"><text:span text:style-name="T11">, </text:span></text:span><text:span text:style-name="Source_20_Text"><text:span text:style-name="T13">",:"</text:span></text:span><text:span text:style-name="Source_20_Text"><text:span text:style-name="T11">));</text:span></text:span></text:p>
      <text:p text:style-name="P21"><text:span text:style-name="Source_20_Text"><text:span text:style-name="T11"><text:s text:c="6"/>activeRuban = state;</text:span></text:span></text:p>
      <text:p text:style-name="P78"><text:span text:style-name="Source_20_Text"><text:span text:style-name="T11"><text:s text:c="4"/>} </text:span></text:span><text:span text:style-name="Source_20_Text"><text:span text:style-name="T14">else</text:span></text:span><text:span text:style-name="Source_20_Text"><text:span text:style-name="T11"> </text:span></text:span><text:span text:style-name="Source_20_Text"><text:span text:style-name="T14">if</text:span></text:span><text:span text:style-name="Source_20_Text"><text:span text:style-name="T11"> (</text:span></text:span><text:span text:style-name="Source_20_Text"><text:span text:style-name="T14">strcmp</text:span></text:span><text:span text:style-name="Source_20_Text"><text:span text:style-name="T11">(token, </text:span></text:span><text:span text:style-name="Source_20_Text"><text:span text:style-name="T13">"E"</text:span></text:span><text:span text:style-name="Source_20_Text"><text:span text:style-name="T11">) == 0) {</text:span></text:span></text:p>
      <text:p text:style-name="P78"><text:span text:style-name="Source_20_Text"><text:span text:style-name="T11"><text:s text:c="6"/></text:span></text:span><text:span text:style-name="Source_20_Text"><text:span text:style-name="T14">char</text:span></text:span><text:span text:style-name="Source_20_Text"><text:span text:style-name="T11">* effect = </text:span></text:span><text:span text:style-name="Source_20_Text"><text:span text:style-name="T14">strtok</text:span></text:span><text:span text:style-name="Source_20_Text"><text:span text:style-name="T11">(</text:span></text:span><text:span text:style-name="Source_20_Text"><text:span text:style-name="T13">NULL</text:span></text:span><text:span text:style-name="Source_20_Text"><text:span text:style-name="T11">, </text:span></text:span><text:span text:style-name="Source_20_Text"><text:span text:style-name="T13">",:"</text:span></text:span><text:span text:style-name="Source_20_Text"><text:span text:style-name="T11">);</text:span></text:span></text:p>
      <text:p text:style-name="P78"><text:span text:style-name="Source_20_Text"><text:span text:style-name="T11"><text:s text:c="6"/></text:span></text:span><text:span text:style-name="Source_20_Text"><text:span text:style-name="T14">if</text:span></text:span><text:span text:style-name="Source_20_Text"><text:span text:style-name="T11"> (</text:span></text:span><text:span text:style-name="Source_20_Text"><text:span text:style-name="T14">strcmp</text:span></text:span><text:span text:style-name="Source_20_Text"><text:span text:style-name="T11">(effect, </text:span></text:span><text:span text:style-name="Source_20_Text"><text:span text:style-name="T13">"sourire"</text:span></text:span><text:span text:style-name="Source_20_Text"><text:span text:style-name="T11">) == 0) </text:span></text:span><text:span text:style-name="Source_20_Text"><text:span text:style-name="T14">ringSourire</text:span></text:span><text:span text:style-name="Source_20_Text"><text:span text:style-name="T11">();</text:span></text:span></text:p>
      <text:p text:style-name="P21"><text:span text:style-name="Source_20_Text"><text:span text:style-name="T11"><text:s text:c="4"/>}</text:span></text:span></text:p>
      <text:p text:style-name="P78"><text:span text:style-name="Source_20_Text"><text:span text:style-name="T11"><text:s text:c="4"/>token = </text:span></text:span><text:span text:style-name="Source_20_Text"><text:span text:style-name="T14">strtok</text:span></text:span><text:span text:style-name="Source_20_Text"><text:span text:style-name="T11">(</text:span></text:span><text:span text:style-name="Source_20_Text"><text:span text:style-name="T13">NULL</text:span></text:span><text:span text:style-name="Source_20_Text"><text:span text:style-name="T11">, </text:span></text:span><text:span text:style-name="Source_20_Text"><text:span text:style-name="T13">",:"</text:span></text:span><text:span text:style-name="Source_20_Text"><text:span text:style-name="T11">);</text:span></text:span></text:p>
      <text:p text:style-name="P21"><text:span text:style-name="Source_20_Text"><text:span text:style-name="T11"><text:s text:c="2"/>}</text:span></text:span></text:p>
      <text:p text:style-name="P79"><text:span text:style-name="Source_20_Text"><text:span text:style-name="T11">}</text:span></text:span></text:p>
      <text:p text:style-name="P44"/>
      <text:h text:style-name="P19" text:outline-level="3"><text:span text:style-name="Strong_20_Emphasis">11. Résumé des Bonnes Pratiques</text:span></text:h>
      <text:p text:style-name="P62"><text:span text:style-name="Strong_20_Emphasis">Critère</text:span></text:p>
      <text:p text:style-name="P63"><text:span text:style-name="Strong_20_Emphasis">Recommandation pour RobotRZ</text:span></text:p>
      <text:p text:style-name="P63"><text:span text:style-name="Strong_20_Emphasis">Configurations</text:span></text:p>
      <text:p text:style-name="P63">Forme condensée (<text:span text:style-name="Source_20_Text">sp/arduino/C/CONFIG</text:span> en JSON).</text:p>
      <text:p text:style-name="P63"><text:span text:style-name="Strong_20_Emphasis">Commandes groupées</text:span></text:p>
      <text:p text:style-name="P63">Forme condensée (ex: <text:span text:style-name="Source_20_Text">sp/arduino/V/LED/RUBAN</text:span>).</text:p>
      <text:p text:style-name="P63"><text:span text:style-name="Strong_20_Emphasis">Mises à jour incrémentielles</text:span></text:p>
      <text:p text:style-name="P63">Forme développée (si vraiment nécessaire).</text:p>
      <text:p text:style-name="P63"><text:span text:style-name="Strong_20_Emphasis">Retours d'état</text:span></text:p>
      <text:p text:style-name="P63">Forme condensée (ex: <text:span text:style-name="Source_20_Text">arduino/sp/I/LED/STATUS</text:span>).</text:p>
      <text:p text:style-name="P63"><text:span text:style-name="Strong_20_Emphasis">QoS</text:span></text:p>
      <text:p text:style-name="P62">QoS 1 pour les commandes, QoS 0 pour les données fréquentes.</text:p>
      <text:p text:style-name="P44"/>
      <text:p text:style-name="P80">Si vous souhaitez que je mette à jour le tableau consolidé en appliquant ces recommandations, ou si vous avez besoin d'exemples de code supplémentaires, je suis à votre disposition ! 😊</text:p>
      <text:p text:style-name="Text_20_body"/>
      <text:p text:style-name="Text_20_body"/>
      <text:h text:style-name="P81" text:outline-level="2">🔍 Monitoring recommandé</text:h>
      <text:p text:style-name="P34">python</text:p>
      <text:p text:style-name="P30"># S'abonner aux statistiques</text:p>
      <text:p text:style-name="P30">client.subscribe("$SYS/broker/load/messages/received/1min", qos=0)</text:p>
      <text:p text:style-name="P30">client.subscribe("$SYS/broker/load/messages/sent/1min", qos=0)</text:p>
      <text:p text:style-name="P30"/>
      <text:p text:style-name="P30"><text:soft-page-break/># Surveiller la file d'attente</text:p>
      <text:p text:style-name="P30">if messages_en_attente &gt; 1000:</text:p>
      <text:p text:style-name="P30"><text:s text:c="4"/># Basculer temporairement en QoS 0</text:p>
      <text:p text:style-name="P31"><text:s text:c="4"/>self.reduire_qualite_service()</text:p>
      <text:p text:style-name="P82">Cette structure garantit que les messages critiques passent toujours, même sous forte charge !</text:p>
      <text:h text:style-name="P83" text:outline-level="1">Pont MQTT – Usb / Arduino</text:h>
      <text:h text:style-name="P84" text:outline-level="2">Résumé rapide de l’état</text:h>
      <text:list text:style-name="L23">
        <text:list-item>
          <text:p text:style-name="P85">Termux n’est <text:span text:style-name="Strong_20_Emphasis">pas root</text:span> → pas d’accès direct <text:span text:style-name="Source_20_Text">/dev/tty*</text:span>.</text:p>
        </text:list-item>
        <text:list-item>
          <text:p text:style-name="P85">Des périphériques USB sont listés (<text:span text:style-name="Source_20_Text">/dev/bus/usb/...</text:span>) → l’Arduino est connecté mais Android ne fournit pas un tty accessible sans permission/app.</text:p>
        </text:list-item>
        <text:list-item>
          <text:p text:style-name="P85">Solution fiable : <text:span text:style-name="Strong_20_Emphasis">utiliser une appli Android série (ex : Serial USB Terminal)</text:span> qui expose le port série via un <text:span text:style-name="Strong_20_Emphasis">TCP local</text:span> (bridge). Termux se connecte ensuite à ce TCP et fait le pont MQTT ↔ série.</text:p>
        </text:list-item>
      </text:list>
      <text:h text:style-name="Heading_20_1" text:outline-level="1">Serial USB Terminal 1.56 de Kai Morich </text:h>
      <text:p text:style-name="P86"/>
      <text:h text:style-name="P87" text:outline-level="2"><text:s/><text:span text:style-name="Strong_20_Emphasis">Paramétrage de la connexion (Settings)</text:span></text:h>
      <text:p text:style-name="P34">Pour communiquer avec Arduino, il faut régler les paramètres série :</text:p>
      <text:list text:style-name="L24">
        <text:list-item>
          <text:p text:style-name="P88"><text:span text:style-name="Strong_20_Emphasis">Baud rate</text:span> : Généralement 9600 ou 115200 (doit correspondre à celui défini dans ton code Arduino, par exemple <text:span text:style-name="Source_20_Text">Serial.begin(9600);</text:span>). </text:p>
        </text:list-item>
        <text:list-item>
          <text:p text:style-name="P88"><text:span text:style-name="Strong_20_Emphasis">Data bits</text:span> : 8 (standard). </text:p>
        </text:list-item>
        <text:list-item>
          <text:p text:style-name="P88"><text:span text:style-name="Strong_20_Emphasis">Stop bits</text:span> : 1 (standard). </text:p>
        </text:list-item>
        <text:list-item>
          <text:p text:style-name="P88"><text:span text:style-name="Strong_20_Emphasis">Parity</text:span> : None (standard). </text:p>
        </text:list-item>
        <text:list-item>
          <text:p text:style-name="P88"><text:span text:style-name="Strong_20_Emphasis">Flow control</text:span> : None (standard). </text:p>
        </text:list-item>
        <text:list-item>
          <text:p text:style-name="P89"><text:span text:style-name="Strong_20_Emphasis">Newline</text:span> : Choisis <text:span text:style-name="Source_20_Text">LF</text:span> ou <text:span text:style-name="Source_20_Text">CR+LF</text:span> selon ce que ton Arduino attend pour reconnaître une fin de commande. </text:p>
        </text:list-item>
      </text:list>
      <text:p text:style-name="P90"><text:span text:style-name="Strong_20_Emphasis">Astuce</text:span> : Si tu utilises un ESP32 ou un Arduino avec un écran, vérifie que le paramètre "Newline" dans la section "Send" et "Receive" est cohérent avec ton code Arduino (par exemple, <text:span text:style-name="Source_20_Text">Serial.println()</text:span> envoie un <text:span text:style-name="Source_20_Text">CR+LF</text:span>).</text:p>
      <text:p text:style-name="P27"/>
      <text:p text:style-name="P91">Connexion de Doro</text:p>
      <text:p text:style-name="P92">connectDoro_v2.sh <text:line-break/>Gestion intelligente de la connexion réseau + MQTT pour SE<text:line-break/>4. Ce que fait concrètement le script</text:p>
      <text:list text:style-name="L25">
        <text:list-item>
          <text:p text:style-name="P93"><text:span text:style-name="Strong_20_Emphasis">Active le Wi-Fi</text:span></text:p>
        </text:list-item>
        <text:list-item>
          <text:p text:style-name="P93">Lit les infos réseau (SSID, IP, IP publique)</text:p>
        </text:list-item>
        <text:list-item>
          <text:p text:style-name="P93">Détecte le contexte selon le SSID :</text:p>
          <text:list>
            <text:list-item>
              <text:p text:style-name="P93">Maison → broker local</text:p>
            </text:list-item>
            <text:list-item>
              <text:p text:style-name="P93">Hotspot SP → broker SP</text:p>
            </text:list-item>
            <text:list-item>
              <text:p text:style-name="P93">Autre Wi-Fi → broker RPI</text:p>
            </text:list-item>
            <text:list-item>
              <text:p text:style-name="P93">Aucun → passe au Bluetooth</text:p>
            </text:list-item>
          </text:list>
        </text:list-item>
        <text:list-item>
          <text:p text:style-name="P93">Met à jour DuckDNS</text:p>
        </text:list-item>
        <text:list-item>
          <text:p text:style-name="P93">Publie un message MQTT (<text:span text:style-name="Source_20_Text">topic: SE/status</text:span>)</text:p>
        </text:list-item>
        <text:list-item>
          <text:p text:style-name="P93">Écrit le contexte réseau dans <text:span text:style-name="Source_20_Text">network_context.txt</text:span></text:p>
        </text:list-item>
        <text:list-item>
          <text:p text:style-name="P93">Journalise tout dans <text:span text:style-name="Source_20_Text">connect.log</text:span></text:p>
        </text:list-item>
      </text:list>
      <text:h text:style-name="P94" text:outline-level="2">🧑‍💻 5. Bouton “Aide” (texte utilisateur)</text:h>
      <text:p text:style-name="P95">Voici un texte clair à afficher dans ton interface (Tasker, Node-RED ou autre) :</text:p>
      <text:p text:style-name="P96"/>
      <text:h text:style-name="Heading_20_2" text:outline-level="2"><text:span text:style-name="Strong_20_Emphasis">📶 Logique de connexion SE</text:span></text:h>
      <text:p text:style-name="P95">Lors du démarrage :</text:p>
      <text:list text:style-name="L26">
        <text:list-item>
          <text:p text:style-name="P97">SE active le Wi-Fi et détecte le réseau disponible.</text:p>
        </text:list-item>
        <text:list-item>
          <text:p text:style-name="P97">Selon le Wi-Fi trouvé :</text:p>
          <text:list>
            <text:list-item>
              <text:p text:style-name="P97"><text:span text:style-name="Strong_20_Emphasis">Maison</text:span> → connexion directe au serveur domestique (RPI).</text:p>
            </text:list-item>
            <text:list-item>
              <text:p text:style-name="P97"><text:span text:style-name="Strong_20_Emphasis">Hotspot SP</text:span> → connexion via le smartphone pilote.</text:p>
            </text:list-item>
            <text:list-item>
              <text:p text:style-name="P97"><text:span text:style-name="Strong_20_Emphasis">Autre Wi-Fi</text:span> → tentative de connexion distante au serveur RPI via Internet.</text:p>
            </text:list-item>
          </text:list>
        </text:list-item>
        <text:list-item>
          <text:p text:style-name="P97">Si aucune connexion Wi-Fi n’est disponible, SE active <text:span text:style-name="Strong_20_Emphasis">le Bluetooth</text:span> pour signaler sa présence au SP.</text:p>
        </text:list-item>
      </text:list>
      <text:p text:style-name="Text_20_body">Une fois connecté, SE publie son état via <text:span text:style-name="Strong_20_Emphasis">MQTT</text:span> pour permettre au pilote ou au serveur d’établir le lien de contrôle.</text:p>
      <text:h text:style-name="P98" text:outline-level="1"><text:soft-page-break/><text:line-break/><text:line-break/><text:span text:style-name="T15">Point sur les brokers selon contexte : </text:span></text:h>
      <text:h text:style-name="P99" text:outline-level="2">🧩 Rappel du matériel et du rôle de chacun</text:h>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Table_20_Heading">Équipement</text:p>
            </table:table-cell>
            <table:table-cell table:style-name="Tableau5.A1" office:value-type="string">
              <text:p text:style-name="Table_20_Heading">Rôle principal</text:p>
            </table:table-cell>
            <table:table-cell table:style-name="Tableau5.A1" office:value-type="string">
              <text:p text:style-name="Table_20_Heading">Connectivité</text:p>
            </table:table-cell>
          </table:table-row>
        </table:table-header-rows>
        <table:table-row>
          <table:table-cell table:style-name="Tableau5.A1" office:value-type="string">
            <text:p text:style-name="Table_20_Contents"><text:span text:style-name="Strong_20_Emphasis">SE (Smartphone Embarqué)</text:span></text:p>
          </table:table-cell>
          <table:table-cell table:style-name="Tableau5.A1" office:value-type="string">
            <text:p text:style-name="Table_20_Contents">Cerveau du robot, connecté à Arduino par USB</text:p>
          </table:table-cell>
          <table:table-cell table:style-name="Tableau5.A1" office:value-type="string">
            <text:p text:style-name="Table_20_Contents">Wi-Fi local (ou point d’accès SP), pas de carte SIM</text:p>
          </table:table-cell>
        </table:table-row>
        <table:table-row>
          <table:table-cell table:style-name="Tableau5.A1" office:value-type="string">
            <text:p text:style-name="Table_20_Contents"><text:span text:style-name="Strong_20_Emphasis">SP (Smartphone Pilote)</text:span></text:p>
          </table:table-cell>
          <table:table-cell table:style-name="Tableau5.A1" office:value-type="string">
            <text:p text:style-name="Table_20_Contents">Interface de pilotage mobile</text:p>
          </table:table-cell>
          <table:table-cell table:style-name="Tableau5.A1" office:value-type="string">
            <text:p text:style-name="Table_20_Contents">Wi-Fi, ou partage de connexion (Hotspot 4G)</text:p>
          </table:table-cell>
        </table:table-row>
        <table:table-row>
          <table:table-cell table:style-name="Tableau5.A1" office:value-type="string">
            <text:p text:style-name="Table_20_Contents"><text:span text:style-name="Strong_20_Emphasis">RPI3serveur</text:span></text:p>
          </table:table-cell>
          <table:table-cell table:style-name="Tableau5.A1" office:value-type="string">
            <text:p text:style-name="Table_20_Contents">Serveur web + Node-RED + broker MQTT (Mosquitto) principal</text:p>
          </table:table-cell>
          <table:table-cell table:style-name="Tableau5.A1" office:value-type="string">
            <text:p text:style-name="Table_20_Contents">Connecté à box (ports ouverts)</text:p>
          </table:table-cell>
        </table:table-row>
        <table:table-row>
          <table:table-cell table:style-name="Tableau5.A1" office:value-type="string">
            <text:p text:style-name="Table_20_Contents"><text:span text:style-name="Strong_20_Emphasis">RPI3local</text:span></text:p>
          </table:table-cell>
          <table:table-cell table:style-name="Tableau5.A1" office:value-type="string">
            <text:p text:style-name="Table_20_Contents">Matériel complémentaire, réseau local</text:p>
          </table:table-cell>
          <table:table-cell table:style-name="Tableau5.A1" office:value-type="string">
            <text:p text:style-name="Table_20_Contents">Même LAN que box</text:p>
          </table:table-cell>
        </table:table-row>
        <table:table-row>
          <table:table-cell table:style-name="Tableau5.A1" office:value-type="string">
            <text:p text:style-name="Table_20_Contents"><text:span text:style-name="Strong_20_Emphasis">DuckDNS (robotz-vincent.duckdns.org)</text:span></text:p>
          </table:table-cell>
          <table:table-cell table:style-name="Tableau5.A1" office:value-type="string">
            <text:p text:style-name="Table_20_Contents">Fournit une IP publique dynamique vers ton RPI3serveur</text:p>
          </table:table-cell>
          <table:table-cell table:style-name="Tableau5.A1" office:value-type="string">
            <text:p text:style-name="P100"/>
          </table:table-cell>
        </table:table-row>
      </table:table>
      <text:p text:style-name="P101"><text:line-break/>🧭 <text:span text:style-name="Strong_20_Emphasis">Résumé clair de ton écosystème</text:span></text:p>
      <table:table table:name="Tableau12" table:style-name="Tableau12">
        <table:table-column table:style-name="Tableau12.A"/>
        <table:table-column table:style-name="Tableau12.B"/>
        <table:table-column table:style-name="Tableau12.C"/>
        <table:table-column table:style-name="Tableau12.D"/>
        <table:table-header-rows>
          <table:table-row>
            <table:table-cell table:style-name="Tableau12.A1" office:value-type="string">
              <text:p text:style-name="Table_20_Heading">Équipement</text:p>
            </table:table-cell>
            <table:table-cell table:style-name="Tableau12.A1" office:value-type="string">
              <text:p text:style-name="Table_20_Heading">Rôle</text:p>
            </table:table-cell>
            <table:table-cell table:style-name="Tableau12.A1" office:value-type="string">
              <text:p text:style-name="Table_20_Heading">Lien principal</text:p>
            </table:table-cell>
            <table:table-cell table:style-name="Tableau12.A1" office:value-type="string">
              <text:p text:style-name="Table_20_Heading">Adresse IP typique</text:p>
            </table:table-cell>
          </table:table-row>
        </table:table-header-rows>
        <table:table-row>
          <table:table-cell table:style-name="Tableau12.A1" office:value-type="string">
            <text:p text:style-name="Table_20_Contents"><text:span text:style-name="Strong_20_Emphasis">Arduino Mega</text:span></text:p>
          </table:table-cell>
          <table:table-cell table:style-name="Tableau12.A1" office:value-type="string">
            <text:p text:style-name="Table_20_Contents">Interface capteurs/actionneurs</text:p>
          </table:table-cell>
          <table:table-cell table:style-name="Tableau12.A1" office:value-type="string">
            <text:p text:style-name="Table_20_Contents">↔ USB OTG ↔ SE</text:p>
          </table:table-cell>
          <table:table-cell table:style-name="Tableau12.A1" office:value-type="string">
            <text:p text:style-name="Table_20_Contents">—</text:p>
          </table:table-cell>
        </table:table-row>
        <table:table-row>
          <table:table-cell table:style-name="Tableau12.A1" office:value-type="string">
            <text:p text:style-name="Table_20_Contents"><text:span text:style-name="Strong_20_Emphasis">SE (Smartphone Embarqué)</text:span></text:p>
          </table:table-cell>
          <table:table-cell table:style-name="Tableau12.A1" office:value-type="string">
            <text:p text:style-name="Table_20_Contents">Cerveau du robot, fait le pont USB↔MQTT</text:p>
          </table:table-cell>
          <table:table-cell table:style-name="Tableau12.A1" office:value-type="string">
            <text:p text:style-name="Table_20_Contents">Wi-Fi vers SP ou vers RPI3local</text:p>
          </table:table-cell>
          <table:table-cell table:style-name="Tableau12.A1" office:value-type="string">
            <text:p text:style-name="Table_20_Contents">DHCP (ex : 192.168.1.50)</text:p>
          </table:table-cell>
        </table:table-row>
        <table:table-row>
          <table:table-cell table:style-name="Tableau12.A1" office:value-type="string">
            <text:p text:style-name="Table_20_Contents"><text:span text:style-name="Strong_20_Emphasis">SP (Smartphone Pilote)</text:span></text:p>
          </table:table-cell>
          <table:table-cell table:style-name="Tableau12.A1" office:value-type="string">
            <text:p text:style-name="Table_20_Contents">Interface UI, Node-RED mobile</text:p>
          </table:table-cell>
          <table:table-cell table:style-name="Tableau12.A1" office:value-type="string">
            <text:p text:style-name="Table_20_Contents">Wi-Fi ou Hotspot 4G</text:p>
          </table:table-cell>
          <table:table-cell table:style-name="Tableau12.A1" office:value-type="string">
            <text:p text:style-name="Table_20_Contents">DHCP (ex : 192.168.1.20)</text:p>
          </table:table-cell>
        </table:table-row>
        <table:table-row>
          <table:table-cell table:style-name="Tableau12.A1" office:value-type="string">
            <text:p text:style-name="Table_20_Contents"><text:span text:style-name="Strong_20_Emphasis">RPI3local</text:span></text:p>
          </table:table-cell>
          <table:table-cell table:style-name="Tableau12.A1" office:value-type="string">
            <text:p text:style-name="Table_20_Contents">Broker MQTT local (Mosquitto)</text:p>
          </table:table-cell>
          <table:table-cell table:style-name="Tableau12.A1" office:value-type="string">
            <text:p text:style-name="Table_20_Contents">LAN box ou Wi-Fi SP</text:p>
          </table:table-cell>
          <table:table-cell table:style-name="Tableau12.A1" office:value-type="string">
            <text:p text:style-name="Table_20_Contents">192.168.1.40</text:p>
          </table:table-cell>
        </table:table-row>
        <table:table-row>
          <table:table-cell table:style-name="Tableau12.A1" office:value-type="string">
            <text:p text:style-name="Table_20_Contents"><text:span text:style-name="Strong_20_Emphasis">RPI3serveur (DuckDNS)</text:span></text:p>
          </table:table-cell>
          <table:table-cell table:style-name="Tableau12.A1" office:value-type="string">
            <text:p text:style-name="Table_20_Contents">Serveur distant, MQTT + Node-RED web</text:p>
          </table:table-cell>
          <table:table-cell table:style-name="Tableau12.A1" office:value-type="string">
            <text:p text:style-name="Table_20_Contents">IP publique via DuckDNS</text:p>
          </table:table-cell>
          <table:table-cell table:style-name="Tableau12.A1" office:value-type="string">
            <text:p text:style-name="Table_20_Contents">robotz-vincent.duckdns.org</text:p>
          </table:table-cell>
        </table:table-row>
      </table:table>
      <text:p text:style-name="P101"/>
      <text:h text:style-name="P102" text:outline-level="2">🧭 Cas du <text:span text:style-name="Strong_20_Emphasis">hotspot mobile (SP ⇄ SE)</text:span></text:h>
      <text:p text:style-name="P103">Quand tu actives le <text:span text:style-name="Strong_20_Emphasis">partage de connexion</text:span> (point d’accès Wi-Fi) sur le <text:span text:style-name="Strong_20_Emphasis">SP</text:span>, il devient un petit routeur DHCP.</text:p>
      <text:h text:style-name="P104" text:outline-level="3">🔸 Comportement du hotspot Android</text:h>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Table_20_Heading">Élément</text:p>
            </table:table-cell>
            <table:table-cell table:style-name="Tableau6.A1" office:value-type="string">
              <text:p text:style-name="Table_20_Heading">Rôle</text:p>
            </table:table-cell>
            <table:table-cell table:style-name="Tableau6.A1" office:value-type="string">
              <text:p text:style-name="Table_20_Heading">IP habituelle</text:p>
            </table:table-cell>
          </table:table-row>
        </table:table-header-rows>
        <table:table-row>
          <table:table-cell table:style-name="Tableau6.A1" office:value-type="string">
            <text:p text:style-name="Table_20_Contents"><text:span text:style-name="Strong_20_Emphasis">SP (smartphone pilote)</text:span></text:p>
          </table:table-cell>
          <table:table-cell table:style-name="Tableau6.A1" office:value-type="string">
            <text:p text:style-name="Table_20_Contents">Routeur Wi-Fi / passerelle</text:p>
          </table:table-cell>
          <table:table-cell table:style-name="Tableau6.A1" office:value-type="string">
            <text:p text:style-name="Table_20_Contents"><text:span text:style-name="Strong_20_Emphasis">192.168.43.1</text:span> (presque toujours, sur Android)</text:p>
          </table:table-cell>
        </table:table-row>
        <table:table-row>
          <table:table-cell table:style-name="Tableau6.A1" office:value-type="string">
            <text:p text:style-name="Table_20_Contents"><text:span text:style-name="Strong_20_Emphasis">SE (smartphone embarqué)</text:span></text:p>
          </table:table-cell>
          <table:table-cell table:style-name="Tableau6.A1" office:value-type="string">
            <text:p text:style-name="Table_20_Contents">Client du hotspot</text:p>
          </table:table-cell>
          <table:table-cell table:style-name="Tableau6.A1" office:value-type="string">
            <text:p text:style-name="Table_20_Contents"><text:span text:style-name="Strong_20_Emphasis">192.168.43.x</text:span> (donné dynamiquement par le SP)</text:p>
          </table:table-cell>
        </table:table-row>
      </table:table>
      <text:p text:style-name="P105"><text:soft-page-break/><text:span text:style-name="T15"><text:line-break/></text:span><text:span text:style-name="Strong_20_Emphasis"><text:span text:style-name="T16">L</text:span></text:span><text:span text:style-name="Strong_20_Emphasis">e SE ne peut pas choisir une IP fixe dans ce cas, car le hotspot Android distribue automatiquement les adresses (et l’interface pour fixer une IP statique côté client est limitée). <text:line-break/></text:span><text:span text:style-name="Strong_20_Emphasis"><text:span text:style-name="T5">SP → </text:span></text:span><text:span text:style-name="Strong_20_Emphasis"><text:span text:style-name="Source_20_Text"><text:span text:style-name="T5">192.168.43.1</text:span></text:span></text:span><text:span text:style-name="Strong_20_Emphasis"><text:span text:style-name="Source_20_Text"> </text:span></text:span><text:span text:style-name="Strong_20_Emphasis"><text:span text:style-name="Source_20_Text"><text:span text:style-name="T16">(presque toujours)</text:span></text:span></text:span></text:p>
      <text:p text:style-name="P105">SE → <text:span text:style-name="Source_20_Text">192.168.43.237 </text:span><text:span text:style-name="Source_20_Text"><text:span text:style-name="T16">(ip SE sans importance)</text:span></text:span></text:p>
      <text:p text:style-name="P105"><text:span text:style-name="Strong_20_Emphasis">SE sait comment joindre SP, pas l’inverse.</text:span></text:p>
      <text:p text:style-name="P106">👉 Ce qui compte : Le <text:span text:style-name="Strong_20_Emphasis">broker</text:span> (Mosquitto) est sur <text:span text:style-name="Strong_20_Emphasis">SP, </text:span>Le <text:span text:style-name="Strong_20_Emphasis">client MQTT (pont Arduino)</text:span> est sur <text:span text:style-name="Strong_20_Emphasis">SE</text:span></text:p>
      <text:p text:style-name="Text_20_body"><text:span text:style-name="Strong_20_Emphasis">MQTT_BROKER = "192.168.43.1" <text:s/># IP fixe du SP en mode hotspot</text:span></text:p>
      <text:h text:style-name="P107" text:outline-level="2"><text:span text:style-name="Strong_20_Emphasis">🌐 </text:span><text:span text:style-name="Strong_20_Emphasis"><text:span text:style-name="T16">Cas du</text:span></text:span><text:span text:style-name="Strong_20_Emphasis"> broker (Mosquitto sur RPi3serveur) accessible depuis Internet </text:span></text:h>
      <text:p text:style-name="P108"><text:span text:style-name="Strong_20_Emphasis"><text:span text:style-name="T17">Nécessaire : <text:line-break/></text:span></text:span><text:span text:style-name="Strong_20_Emphasis">un nom de domaine DuckDNS : </text:span><text:span text:style-name="Strong_20_Emphasis"><text:span text:style-name="Source_20_Text">robotz-vincent.duckdns.org</text:span></text:span></text:p>
      <text:list text:style-name="L27">
        <text:list-item>
          <text:p text:style-name="P109">une <text:span text:style-name="Strong_20_Emphasis">IP publique dynamique</text:span> gérée automatiquement par DuckDNS</text:p>
        </text:list-item>
      </text:list>
      <text:list text:style-name="L28">
        <text:list-item>
          <text:p text:style-name="P110">un <text:span text:style-name="Strong_20_Emphasis">port 1883 ouvert</text:span> vers ton RPi3serveur</text:p>
        </text:list-item>
      </text:list>
      <text:list text:style-name="L29">
        <text:list-item>
          <text:p text:style-name="P111">et un <text:span text:style-name="Strong_20_Emphasis">Mosquitto fonctionnel sur le RPi3serveur</text:span></text:p>
        </text:list-item>
      </text:list>
      <text:p text:style-name="P108"><text:span text:style-name="Strong_20_Emphasis"/></text:p>
      <text:p text:style-name="P112"><text:span text:style-name="Strong_20_Emphasis">broker (Mosquitto sur RPi3serveur) accessible depuis Internet </text:span></text:p>
      <text:p text:style-name="P112"><text:span text:style-name="Strong_20_Emphasis"><text:span text:style-name="T5">mqtt://robotz-vincent.duckdns.org:1883</text:span></text:span></text:p>
      <text:p text:style-name="P113"><text:span text:style-name="Strong_20_Emphasis"><text:span text:style-name="T18">accessible avec 192.168.1.40:1883 également code habituel nouveau</text:span></text:span></text:p>
      <text:p text:style-name="P113"><text:span text:style-name="Strong_20_Emphasis"><text:span text:style-name="T18">Config mosquitto sur RPI3serveur :<text:line-break/>sudo mosquitto_passwd -c /etc/mosquitto/passwd robot ….<text:line-break/>ID Création de trois utilisateurs (juste pour clarté : robot, pilote, admin<text:line-break/>Code : habituel old</text:span></text:span></text:p>
      <text:p text:style-name="P113"><text:span text:style-name="Strong_20_Emphasis"><text:span text:style-name="T18"/></text:span></text:p>
      <table:table table:name="Tableau7" table:style-name="Tableau7">
        <table:table-column table:style-name="Tableau7.A"/>
        <table:table-column table:style-name="Tableau7.B"/>
        <table:table-column table:style-name="Tableau7.C"/>
        <table:table-row>
          <table:table-cell table:style-name="Tableau7.A1" office:value-type="string">
            <text:p text:style-name="Table_20_Contents"><text:span text:style-name="Strong_20_Emphasis">robot</text:span></text:p>
          </table:table-cell>
          <table:table-cell table:style-name="Tableau7.A1" office:value-type="string">
            <text:p text:style-name="Table_20_Contents">SE (smartphone embarqué)</text:p>
          </table:table-cell>
          <table:table-cell table:style-name="Tableau7.A1" office:value-type="string">
            <text:p text:style-name="Table_20_Contents">Publie/reçoit sur tous les topics liés au robot</text:p>
          </table:table-cell>
        </table:table-row>
      </table:table>
      <table:table table:name="Tableau8" table:style-name="Tableau8">
        <table:table-column table:style-name="Tableau8.A"/>
        <table:table-column table:style-name="Tableau8.B"/>
        <table:table-column table:style-name="Tableau8.C"/>
        <table:table-row>
          <table:table-cell table:style-name="Tableau8.A1" office:value-type="string">
            <text:p text:style-name="Table_20_Contents"><text:span text:style-name="Strong_20_Emphasis">pilote</text:span></text:p>
          </table:table-cell>
          <table:table-cell table:style-name="Tableau8.A1" office:value-type="string">
            <text:p text:style-name="Table_20_Contents">SP (smartphone pilote)</text:p>
          </table:table-cell>
          <table:table-cell table:style-name="Tableau8.A1" office:value-type="string">
            <text:p text:style-name="Table_20_Contents">Publie/reçoit sur tous les topics</text:p>
          </table:table-cell>
        </table:table-row>
      </table:table>
      <table:table table:name="Tableau9" table:style-name="Tableau9">
        <table:table-column table:style-name="Tableau9.A"/>
        <table:table-column table:style-name="Tableau9.B"/>
        <table:table-column table:style-name="Tableau9.C"/>
        <table:table-row>
          <table:table-cell table:style-name="Tableau9.A1" office:value-type="string">
            <text:p text:style-name="Table_20_Contents"><text:span text:style-name="Strong_20_Emphasis">admin</text:span></text:p>
          </table:table-cell>
          <table:table-cell table:style-name="Tableau9.A1" office:value-type="string">
            <text:p text:style-name="Table_20_Contents">RPI3 (Node-RED / supervision)</text:p>
          </table:table-cell>
          <table:table-cell table:style-name="Tableau9.A1" office:value-type="string">
            <text:p text:style-name="Table_20_Contents">Lecture/écriture global</text:p>
          </table:table-cell>
        </table:table-row>
      </table:table>
      <text:p text:style-name="P114"><text:span text:style-name="Strong_20_Emphasis"><text:span text:style-name="T18"><text:line-break/></text:span></text:span><text:span text:style-name="Strong_20_Emphasis"><text:span text:style-name="T19">Pour faire tourner mosquitto en arrière plan : <text:line-break/>sudo systemctl daemon-reload</text:span></text:span></text:p>
      <text:p text:style-name="P114"><text:span text:style-name="Strong_20_Emphasis"><text:span text:style-name="T19">sudo systemctl restart mosquitto</text:span></text:span></text:p>
      <text:p text:style-name="P113"><text:span text:style-name="Strong_20_Emphasis"><text:span text:style-name="T19">sudo systemctl status mosquitto</text:span></text:span></text:p>
      <text:p text:style-name="P114"><text:span text:style-name="Strong_20_Emphasis"><text:span text:style-name="T19">On obtiens : Active: active (running)</text:span></text:span></text:p>
      <text:p text:style-name="P114"><text:span text:style-name="Strong_20_Emphasis"><text:span text:style-name="T20">💡 Résumé</text:span></text:span></text:p>
      <text:list text:style-name="L30">
        <text:list-item>
          <text:p text:style-name="P115">Clignotant = Mosquitto fonctionne ✅</text:p>
        </text:list-item>
        <text:list-item>
          <text:p text:style-name="P115"><text:soft-page-break/>Prompt clignotant en foreground est normal, pas besoin de restart.</text:p>
        </text:list-item>
        <text:list-item>
          <text:p text:style-name="P115">Le vrai test est de publier/abonner un message pour confirmer que le broker est opérationnel.</text:p>
        </text:list-item>
      </text:list>
      <text:p text:style-name="P114"><text:span text:style-name="Strong_20_Emphasis"><text:span text:style-name="T19"/></text:span></text:p>
      <text:p text:style-name="P116"><text:span text:style-name="Strong_20_Emphasis"><text:span text:style-name="T19">Guide complet pour le mosquitto du RPI Serveur<text:line-break/></text:span></text:span><text:span text:style-name="Strong_20_Emphasis"><text:span text:style-name="T20">Parfait ! Voici une version finale clean et prête à l’emploi de Mosquitto pour ton projet SE/SP, avec configuration globale et fichiers </text:span></text:span><text:span text:style-name="Strong_20_Emphasis"><text:span text:style-name="Source_20_Text"><text:span text:style-name="T20">conf.d</text:span></text:span></text:span><text:span text:style-name="Strong_20_Emphasis"><text:span text:style-name="T20"> optimisés pour éviter tout doublon ou conflit.</text:span></text:span></text:p>
      <text:p text:style-name="P117"/>
      <text:h text:style-name="P118" text:outline-level="2">1️⃣ Fichier principal : <text:span text:style-name="Source_20_Text">/etc/mosquitto/mosquitto.conf</text:span></text:h>
      <text:p text:style-name="P119"><text:span text:style-name="Source_20_Text"># --- Directives globales ---</text:span></text:p>
      <text:p text:style-name="P119"><text:span text:style-name="Source_20_Text">pid_file /run/mosquitto/mosquitto.pid</text:span></text:p>
      <text:p text:style-name="P119"/>
      <text:p text:style-name="P119"><text:span text:style-name="Source_20_Text"># Persistance des messages</text:span></text:p>
      <text:p text:style-name="P119"><text:span text:style-name="Source_20_Text">persistence true</text:span></text:p>
      <text:p text:style-name="P119"><text:span text:style-name="Source_20_Text">persistence_location /var/lib/mosquitto/</text:span></text:p>
      <text:p text:style-name="P119"/>
      <text:p text:style-name="P119"><text:span text:style-name="Source_20_Text"># Logs</text:span></text:p>
      <text:p text:style-name="P119"><text:span text:style-name="Source_20_Text">log_dest file /var/log/mosquitto/mosquitto.log</text:span></text:p>
      <text:p text:style-name="P119"><text:span text:style-name="Source_20_Text">log_type all</text:span></text:p>
      <text:p text:style-name="P119"><text:span text:style-name="Source_20_Text">connection_messages true</text:span></text:p>
      <text:p text:style-name="P119"/>
      <text:p text:style-name="P119"><text:span text:style-name="Source_20_Text"># Inclure tous les fichiers de configuration supplémentaires</text:span></text:p>
      <text:p text:style-name="P119"><text:span text:style-name="Source_20_Text">include_dir /etc/mosquitto/conf.d</text:span></text:p>
      <text:p text:style-name="P120">✅ <text:span text:style-name="Strong_20_Emphasis">Notes</text:span> :</text:p>
      <text:list text:style-name="L31">
        <text:list-item>
          <text:p text:style-name="P121">Seules les directives globales sont ici.</text:p>
        </text:list-item>
        <text:list-item>
          <text:p text:style-name="P121">Pas de <text:span text:style-name="Source_20_Text">listener</text:span>, pas de <text:span text:style-name="Source_20_Text">password_file</text:span> ici.</text:p>
        </text:list-item>
      </text:list>
      <text:p text:style-name="P117"/>
      <text:h text:style-name="P118" text:outline-level="2">2️⃣ Fichier listener principal : <text:span text:style-name="Source_20_Text">/etc/mosquitto/conf.d/serveur.conf</text:span></text:h>
      <text:p text:style-name="P119"><text:span text:style-name="Source_20_Text"># === LISTENERS ===</text:span></text:p>
      <text:p text:style-name="P119"><text:span text:style-name="Source_20_Text"># Port principal MQTT (accessible SE/SP)</text:span></text:p>
      <text:p text:style-name="P119"><text:span text:style-name="Source_20_Text">listener 1883</text:span></text:p>
      <text:p text:style-name="P119"><text:span text:style-name="Source_20_Text">allow_anonymous false</text:span></text:p>
      <text:p text:style-name="P119"><text:span text:style-name="Source_20_Text">password_file /etc/mosquitto/passwd</text:span></text:p>
      <text:p text:style-name="P119"/>
      <text:p text:style-name="P119"><text:span text:style-name="Source_20_Text"># (Optionnel) Listener local pour Node-RED sans sécurité</text:span></text:p>
      <text:p text:style-name="P119"><text:span text:style-name="Source_20_Text"># listener 1884 127.0.0.1</text:span></text:p>
      <text:p text:style-name="P119"><text:span text:style-name="Source_20_Text"># allow_anonymous true</text:span></text:p>
      <text:p text:style-name="P120">✅ <text:span text:style-name="Strong_20_Emphasis">Notes</text:span> :</text:p>
      <text:list text:style-name="L32">
        <text:list-item>
          <text:p text:style-name="P122"><text:soft-page-break/>Listener sur port 1883 avec authentification.</text:p>
        </text:list-item>
        <text:list-item>
          <text:p text:style-name="P122">Listener optionnel commenté pour Node-RED local.</text:p>
        </text:list-item>
        <text:list-item>
          <text:p text:style-name="P122">Pas de directives globales (persistence/log) ici.</text:p>
        </text:list-item>
      </text:list>
      <text:p text:style-name="P117"/>
      <text:h text:style-name="P118" text:outline-level="2">3️⃣ Fichier listener secondaire : <text:span text:style-name="Source_20_Text">/etc/mosquitto/conf.d/listener.conf</text:span></text:h>
      <text:p text:style-name="P119"><text:span text:style-name="Source_20_Text"># --- Listener secondaire ou paramètres spécifiques ---</text:span></text:p>
      <text:p text:style-name="P119"><text:span text:style-name="Source_20_Text"># Pour l’instant vide ou commenté</text:span></text:p>
      <text:p text:style-name="P119"><text:span text:style-name="Source_20_Text"># listener 1883 0.0.0.0</text:span></text:p>
      <text:p text:style-name="P119"><text:span text:style-name="Source_20_Text"># allow_anonymous true</text:span></text:p>
      <text:p text:style-name="P119"/>
      <text:p text:style-name="P119"><text:span text:style-name="Source_20_Text"># Paramètres optionnels locaux</text:span></text:p>
      <text:p text:style-name="P119"><text:span text:style-name="Source_20_Text">autosave_interval 60</text:span></text:p>
      <text:p text:style-name="P119"><text:span text:style-name="Source_20_Text">log_timestamp true</text:span></text:p>
      <text:p text:style-name="P120">✅ <text:span text:style-name="Strong_20_Emphasis">Notes</text:span> :</text:p>
      <text:list text:style-name="L33">
        <text:list-item>
          <text:p text:style-name="P123">Ne contient aucune directive globale.</text:p>
        </text:list-item>
        <text:list-item>
          <text:p text:style-name="P123">Peut contenir des listeners supplémentaires sur d’autres ports si nécessaire.</text:p>
        </text:list-item>
      </text:list>
      <text:p text:style-name="P117"/>
      <text:h text:style-name="P118" text:outline-level="2">4️⃣ Vérifier le fichier de mot de passe</text:h>
      <text:list text:style-name="L34">
        <text:list-item>
          <text:p text:style-name="P124">Crée un utilisateur MQTT pour SE/SP :</text:p>
        </text:list-item>
      </text:list>
      <text:p text:style-name="P119"><text:span text:style-name="Source_20_Text">sudo mosquitto_passwd -c /etc/mosquitto/passwd robot</text:span></text:p>
      <text:p text:style-name="P119"><text:span text:style-name="Source_20_Text"># Il te demandera un mot de passe</text:span></text:p>
      <text:list text:style-name="L35">
        <text:list-item>
          <text:p text:style-name="P125">Vérifie les permissions :</text:p>
        </text:list-item>
      </text:list>
      <text:p text:style-name="P119"><text:span text:style-name="Source_20_Text">sudo chown mosquitto: /etc/mosquitto/passwd</text:span></text:p>
      <text:p text:style-name="P119"><text:span text:style-name="Source_20_Text">sudo chmod 600 /etc/mosquitto/passwd</text:span></text:p>
      <text:p text:style-name="P117"/>
      <text:h text:style-name="P118" text:outline-level="2">5️⃣ Tester Mosquitto en mode verbose</text:h>
      <text:p text:style-name="P119"><text:span text:style-name="Source_20_Text">sudo mosquitto -c /etc/mosquitto/mosquitto.conf -v</text:span></text:p>
      <text:list text:style-name="L36">
        <text:list-item>
          <text:p text:style-name="P126">Tu dois voir :</text:p>
        </text:list-item>
      </text:list>
      <text:p text:style-name="P119"><text:span text:style-name="Source_20_Text">Loading config file /etc/mosquitto/conf.d/serveur.conf</text:span></text:p>
      <text:p text:style-name="P119"><text:span text:style-name="Source_20_Text">Opening ipv4 listen socket on port 1883.</text:span></text:p>
      <text:list text:style-name="L37">
        <text:list-item>
          <text:p text:style-name="P127">Prompt clignotant = Mosquitto fonctionne.</text:p>
        </text:list-item>
      </text:list>
      <text:p text:style-name="P117"/>
      <text:h text:style-name="P118" text:outline-level="2"><text:soft-page-break/>6️⃣ Tester pub/sub</text:h>
      <text:p text:style-name="P120">Ouvre un autre terminal et fais :</text:p>
      <text:p text:style-name="P119"><text:span text:style-name="Source_20_Text">mosquitto_sub -h localhost -t test -v -u robot -P ton_mot_de_passe &amp;</text:span></text:p>
      <text:p text:style-name="P119"><text:span text:style-name="Source_20_Text">mosquitto_pub -h localhost -t test -m "hello world" -u robot -P ton_mot_de_passe</text:span></text:p>
      <text:list text:style-name="L38">
        <text:list-item>
          <text:p text:style-name="P128">Tu devrais voir <text:span text:style-name="Source_20_Text">hello world</text:span> dans le terminal abonné.</text:p>
        </text:list-item>
      </text:list>
      <text:p text:style-name="P117"/>
      <text:h text:style-name="P118" text:outline-level="2">7️⃣ Passer Mosquitto en service systemd</text:h>
      <text:p text:style-name="P120">Une fois testé :</text:p>
      <text:p text:style-name="P119"><text:span text:style-name="Source_20_Text">sudo systemctl daemon-reload</text:span></text:p>
      <text:p text:style-name="P119"><text:span text:style-name="Source_20_Text">sudo systemctl restart mosquitto</text:span></text:p>
      <text:p text:style-name="P119"><text:span text:style-name="Source_20_Text">sudo systemctl status mosquitto</text:span></text:p>
      <text:list text:style-name="L39">
        <text:list-item>
          <text:p text:style-name="P129">Tu dois avoir :</text:p>
        </text:list-item>
      </text:list>
      <text:p text:style-name="P119"><text:span text:style-name="Source_20_Text">Active: active (running)</text:span></text:p>
      <text:p text:style-name="P117"/>
      <text:h text:style-name="P130" text:outline-level="3">✅ Résumé des bonnes pratiques</text:h>
      <text:list text:style-name="L40">
        <text:list-item>
          <text:p text:style-name="P131"><text:span text:style-name="Strong_20_Emphasis">Directives globales</text:span> → uniquement dans <text:span text:style-name="Source_20_Text">mosquitto.conf</text:span>.</text:p>
        </text:list-item>
        <text:list-item>
          <text:p text:style-name="P131"><text:span text:style-name="Strong_20_Emphasis">Listeners, mot de passe, ACL</text:span> → dans <text:span text:style-name="Source_20_Text">conf.d/*.conf</text:span>.</text:p>
        </text:list-item>
        <text:list-item>
          <text:p text:style-name="P131"><text:span text:style-name="Strong_20_Emphasis">Ne jamais dupliquer les directives globales</text:span> dans les fichiers inclus.</text:p>
        </text:list-item>
        <text:list-item>
          <text:p text:style-name="P131"><text:span text:style-name="Strong_20_Emphasis">Toujours tester en mode verbose</text:span> avant de relancer le service systemd.</text:p>
        </text:list-item>
      </text:list>
      <text:p text:style-name="P117"/>
      <text:p text:style-name="P114"><text:span text:style-name="Strong_20_Emphasis"><text:span text:style-name="T20">Parfait ! Voici un schéma conceptuel clair de ton architecture MQTT pour ton projet SE/SP/Node-RED, qui résume les flux et les brokers.</text:span></text:span></text:p>
      <text:p text:style-name="P117"/>
      <text:h text:style-name="P118" text:outline-level="2">1️⃣ Acteurs principaux</text:h>
      <table:table table:name="Tableau10" table:style-name="Tableau10">
        <table:table-column table:style-name="Tableau10.A"/>
        <table:table-column table:style-name="Tableau10.B"/>
        <table:table-column table:style-name="Tableau10.C"/>
        <table:table-column table:style-name="Tableau10.D"/>
        <table:table-header-rows>
          <table:table-row>
            <table:table-cell table:style-name="Tableau10.A1" office:value-type="string">
              <text:p text:style-name="Table_20_Heading">Appareil</text:p>
            </table:table-cell>
            <table:table-cell table:style-name="Tableau10.A1" office:value-type="string">
              <text:p text:style-name="Table_20_Heading">Rôle</text:p>
            </table:table-cell>
            <table:table-cell table:style-name="Tableau10.A1" office:value-type="string">
              <text:p text:style-name="Table_20_Heading">Connexion</text:p>
            </table:table-cell>
            <table:table-cell table:style-name="Tableau10.A1" office:value-type="string">
              <text:p text:style-name="Table_20_Heading">Broker MQTT</text:p>
            </table:table-cell>
          </table:table-row>
        </table:table-header-rows>
        <table:table-row>
          <table:table-cell table:style-name="Tableau10.A1" office:value-type="string">
            <text:p text:style-name="Table_20_Contents"><text:span text:style-name="Strong_20_Emphasis">SE (Android embarqué)</text:span></text:p>
          </table:table-cell>
          <table:table-cell table:style-name="Tableau10.A1" office:value-type="string">
            <text:p text:style-name="Table_20_Contents">Robot</text:p>
          </table:table-cell>
          <table:table-cell table:style-name="Tableau10.A1" office:value-type="string">
            <text:p text:style-name="Table_20_Contents">USB → Arduino, Wi-Fi → SP ou RPI</text:p>
          </table:table-cell>
          <table:table-cell table:style-name="Tableau10.A1" office:value-type="string">
            <text:p text:style-name="Table_20_Contents">Peut se connecter au broker local sur SP ou RPI</text:p>
          </table:table-cell>
        </table:table-row>
        <table:table-row>
          <table:table-cell table:style-name="Tableau10.A1" office:value-type="string">
            <text:p text:style-name="Table_20_Contents"><text:span text:style-name="Strong_20_Emphasis">SP (smartphone pilote)</text:span></text:p>
          </table:table-cell>
          <table:table-cell table:style-name="Tableau10.A1" office:value-type="string">
            <text:p text:style-name="Table_20_Contents">Contrôle / Interface</text:p>
          </table:table-cell>
          <table:table-cell table:style-name="Tableau10.A1" office:value-type="string">
            <text:p text:style-name="Table_20_Contents">Wi-Fi / Hotspot</text:p>
          </table:table-cell>
          <table:table-cell table:style-name="Tableau10.A1" office:value-type="string">
            <text:p text:style-name="Table_20_Contents">Peut héberger un broker local pour communication SE/SP hors Internet</text:p>
          </table:table-cell>
        </table:table-row>
        <table:table-row>
          <table:table-cell table:style-name="Tableau10.A1" office:value-type="string">
            <text:p text:style-name="Table_20_Contents"><text:span text:style-name="Strong_20_Emphasis">RPI3 (serveur / Node-RED)</text:span></text:p>
          </table:table-cell>
          <table:table-cell table:style-name="Tableau10.A1" office:value-type="string">
            <text:p text:style-name="Table_20_Contents">Serveur distant / automation</text:p>
          </table:table-cell>
          <table:table-cell table:style-name="Tableau10.A1" office:value-type="string">
            <text:p text:style-name="Table_20_Contents">Wi-Fi / Internet</text:p>
          </table:table-cell>
          <table:table-cell table:style-name="Tableau10.A1" office:value-type="string">
            <text:p text:style-name="Table_20_Contents">Broker principal, accessible depuis SP ou SE via réseau local ou Internet</text:p>
          </table:table-cell>
        </table:table-row>
        <table:table-row>
          <table:table-cell table:style-name="Tableau10.A1" office:value-type="string">
            <text:p text:style-name="Table_20_Contents"><text:span text:style-name="Strong_20_Emphasis">Arduino</text:span></text:p>
          </table:table-cell>
          <table:table-cell table:style-name="Tableau10.A1" office:value-type="string">
            <text:p text:style-name="Table_20_Contents">Capteurs / actionneurs</text:p>
          </table:table-cell>
          <table:table-cell table:style-name="Tableau10.A1" office:value-type="string">
            <text:p text:style-name="Table_20_Contents">USB → SE</text:p>
          </table:table-cell>
          <table:table-cell table:style-name="Tableau10.A1" office:value-type="string">
            <text:p text:style-name="Table_20_Contents">Pas de broker, communique via SE</text:p>
          </table:table-cell>
        </table:table-row>
      </table:table>
      <text:p text:style-name="P117"/>
      <text:h text:style-name="P118" text:outline-level="2">2️⃣ Flux MQTT</text:h>
      <text:p text:style-name="P119"><text:span text:style-name="Source_20_Text"><text:s text:c="9"/>┌────────────┐</text:span></text:p>
      <text:p text:style-name="P119"><text:soft-page-break/><text:span text:style-name="Source_20_Text"><text:s text:c="9"/>│ <text:s text:c="2"/>SP <text:s text:c="6"/>│</text:span></text:p>
      <text:p text:style-name="P119"><text:span text:style-name="Source_20_Text"><text:s text:c="9"/>│ Broker MQTT│◄──────────────┐</text:span></text:p>
      <text:p text:style-name="P119"><text:span text:style-name="Source_20_Text"><text:s text:c="9"/>│ Node-RED <text:s text:c="2"/>│ <text:s text:c="14"/>│</text:span></text:p>
      <text:p text:style-name="P119"><text:span text:style-name="Source_20_Text"><text:s text:c="9"/>└─────┬──────┘ <text:s text:c="14"/>│</text:span></text:p>
      <text:p text:style-name="P119"><text:span text:style-name="Source_20_Text"><text:s text:c="15"/>│ Wi-Fi Hotspot <text:s text:c="8"/>│</text:span></text:p>
      <text:p text:style-name="P119"><text:span text:style-name="Source_20_Text"><text:s text:c="15"/>▼ <text:s text:c="22"/>│</text:span></text:p>
      <text:p text:style-name="P119"><text:span text:style-name="Source_20_Text"><text:s text:c="9"/>┌────────────┐ <text:s text:c="15"/>│</text:span></text:p>
      <text:p text:style-name="P119"><text:span text:style-name="Source_20_Text"><text:s text:c="9"/>│ <text:s text:c="2"/>SE <text:s text:c="6"/>│ <text:s text:c="15"/>│</text:span></text:p>
      <text:p text:style-name="P119"><text:span text:style-name="Source_20_Text"><text:s text:c="9"/>│ Arduino <text:s text:c="2"/>│ USB <text:s text:c="12"/>│</text:span></text:p>
      <text:p text:style-name="P119"><text:span text:style-name="Source_20_Text"><text:s text:c="9"/>└─────┬──────┘ <text:s text:c="15"/>│</text:span></text:p>
      <text:p text:style-name="P119"><text:span text:style-name="Source_20_Text"><text:s text:c="15"/>│ <text:s text:c="23"/>│</text:span></text:p>
      <text:p text:style-name="P119"><text:span text:style-name="Source_20_Text"><text:s text:c="15"/>▼ <text:s text:c="23"/>│</text:span></text:p>
      <text:p text:style-name="P119"><text:span text:style-name="Source_20_Text"><text:s text:c="8"/>Topics SE → SP / SP → SE <text:s text:c="7"/>│</text:span></text:p>
      <text:p text:style-name="P119"><text:span text:style-name="Source_20_Text"><text:s text:c="39"/>▼</text:span></text:p>
      <text:p text:style-name="P119"><text:span text:style-name="Source_20_Text"><text:s text:c="33"/>┌────────────┐</text:span></text:p>
      <text:p text:style-name="P119"><text:span text:style-name="Source_20_Text"><text:s text:c="33"/>│ <text:s text:c="2"/>RPI3 <text:s text:c="4"/>│</text:span></text:p>
      <text:p text:style-name="P119"><text:span text:style-name="Source_20_Text"><text:s text:c="33"/>│ Broker MQTT│</text:span></text:p>
      <text:p text:style-name="P119"><text:span text:style-name="Source_20_Text"><text:s text:c="33"/>│ Node-RED <text:s text:c="2"/>│</text:span></text:p>
      <text:p text:style-name="P119"><text:span text:style-name="Source_20_Text"><text:s text:c="33"/>└────────────┘</text:span></text:p>
      <text:h text:style-name="P130" text:outline-level="3">Légende</text:h>
      <text:list text:style-name="L41">
        <text:list-item>
          <text:p text:style-name="P132"><text:span text:style-name="Strong_20_Emphasis">SE → SP</text:span> : Robot publie ses capteurs/status sur des topics dédiés, SP s’abonne.</text:p>
        </text:list-item>
        <text:list-item>
          <text:p text:style-name="P132"><text:span text:style-name="Strong_20_Emphasis">SP → SE</text:span> : Pilote envoie commandes via topics, SE s’abonne.</text:p>
        </text:list-item>
        <text:list-item>
          <text:p text:style-name="P132"><text:span text:style-name="Strong_20_Emphasis">SE ↔ RPI3</text:span> : Si connecté au Wi-Fi de la box, SE peut publier directement au broker RPI3 pour supervision distante.</text:p>
        </text:list-item>
        <text:list-item>
          <text:p text:style-name="P132"><text:span text:style-name="Strong_20_Emphasis">SP ↔ RPI3</text:span> : SP peut publier/recevoir pour contrôle externe (Internet via DuckDNS).</text:p>
        </text:list-item>
      </text:list>
      <text:p text:style-name="P117"/>
      <text:h text:style-name="P118" text:outline-level="2">3️⃣ Exemple de structure de topics</text:h>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Table_20_Heading">Topic</text:p>
            </table:table-cell>
            <table:table-cell table:style-name="Tableau11.A1" office:value-type="string">
              <text:p text:style-name="Table_20_Heading">Sens</text:p>
            </table:table-cell>
            <table:table-cell table:style-name="Tableau11.A1" office:value-type="string">
              <text:p text:style-name="Table_20_Heading">Description</text:p>
            </table:table-cell>
          </table:table-row>
        </table:table-header-rows>
        <table:table-row>
          <table:table-cell table:style-name="Tableau11.A1" office:value-type="string">
            <text:p text:style-name="Table_20_Contents"><text:span text:style-name="Source_20_Text">robot/se/status</text:span></text:p>
          </table:table-cell>
          <table:table-cell table:style-name="Tableau11.A1" office:value-type="string">
            <text:p text:style-name="Table_20_Contents">SE → SP</text:p>
          </table:table-cell>
          <table:table-cell table:style-name="Tableau11.A1" office:value-type="string">
            <text:p text:style-name="Table_20_Contents">Etat général du robot</text:p>
          </table:table-cell>
        </table:table-row>
        <table:table-row>
          <table:table-cell table:style-name="Tableau11.A1" office:value-type="string">
            <text:p text:style-name="Table_20_Contents"><text:span text:style-name="Source_20_Text">robot/se/sensor/ultrasonic</text:span></text:p>
          </table:table-cell>
          <table:table-cell table:style-name="Tableau11.A1" office:value-type="string">
            <text:p text:style-name="Table_20_Contents">SE → SP</text:p>
          </table:table-cell>
          <table:table-cell table:style-name="Tableau11.A1" office:value-type="string">
            <text:p text:style-name="Table_20_Contents">Mesure capteur</text:p>
          </table:table-cell>
        </table:table-row>
        <table:table-row>
          <table:table-cell table:style-name="Tableau11.A1" office:value-type="string">
            <text:p text:style-name="Table_20_Contents"><text:span text:style-name="Source_20_Text">robot/se/cmd/motor</text:span></text:p>
          </table:table-cell>
          <table:table-cell table:style-name="Tableau11.A1" office:value-type="string">
            <text:p text:style-name="Table_20_Contents">SP → SE</text:p>
          </table:table-cell>
          <table:table-cell table:style-name="Tableau11.A1" office:value-type="string">
            <text:p text:style-name="Table_20_Contents">Commande moteur</text:p>
          </table:table-cell>
        </table:table-row>
        <table:table-row>
          <table:table-cell table:style-name="Tableau11.A1" office:value-type="string">
            <text:p text:style-name="Table_20_Contents"><text:span text:style-name="Source_20_Text">robot/se/cmd/led</text:span></text:p>
          </table:table-cell>
          <table:table-cell table:style-name="Tableau11.A1" office:value-type="string">
            <text:p text:style-name="Table_20_Contents">SP → SE</text:p>
          </table:table-cell>
          <table:table-cell table:style-name="Tableau11.A1" office:value-type="string">
            <text:p text:style-name="Table_20_Contents">Commande LED</text:p>
          </table:table-cell>
        </table:table-row>
        <table:table-row>
          <table:table-cell table:style-name="Tableau11.A1" office:value-type="string">
            <text:p text:style-name="Table_20_Contents"><text:span text:style-name="Source_20_Text">robot/nodered/alerts</text:span></text:p>
          </table:table-cell>
          <table:table-cell table:style-name="Tableau11.A1" office:value-type="string">
            <text:p text:style-name="Table_20_Contents">SE/SP → RPI3</text:p>
          </table:table-cell>
          <table:table-cell table:style-name="Tableau11.A1" office:value-type="string">
            <text:p text:style-name="Table_20_Contents">Messages d’alerte ou logs</text:p>
          </table:table-cell>
        </table:table-row>
      </table:table>
      <text:p text:style-name="P133">Chaque acteur s’abonne uniquement aux topics dont il a besoin, ce qui réduit le trafic et optimise les échanges.</text:p>
      <text:p text:style-name="P117"/>
      <text:h text:style-name="P118" text:outline-level="2"><text:soft-page-break/>4️⃣ Points clés pour ton setup</text:h>
      <text:list text:style-name="L42">
        <text:list-item>
          <text:p text:style-name="P134"><text:span text:style-name="Strong_20_Emphasis">Un seul pilote à la fois</text:span> → SP ou RPI3 en contrôle exclusif.</text:p>
        </text:list-item>
        <text:list-item>
          <text:p text:style-name="P134"><text:span text:style-name="Strong_20_Emphasis">Broker SP local</text:span> → utile en absence d’Internet.</text:p>
        </text:list-item>
        <text:list-item>
          <text:p text:style-name="P134"><text:span text:style-name="Strong_20_Emphasis">Broker RPI3</text:span> → pour supervision distante, Node-RED, automations.</text:p>
        </text:list-item>
        <text:list-item>
          <text:p text:style-name="P134"><text:span text:style-name="Strong_20_Emphasis">SE publie sur différents topics</text:span> → certains pour Arduino/Tasker, d’autres pour RPI3/SP.</text:p>
        </text:list-item>
        <text:list-item>
          <text:p text:style-name="P134"><text:span text:style-name="Strong_20_Emphasis">Utilisation d’utilisateurs MQTT</text:span> → <text:span text:style-name="Source_20_Text">robot</text:span> pour SE, SP peut se connecter avec son propre compte si nécessaire.</text:p>
        </text:list-item>
      </text:list>
      <text:p text:style-name="P117"/>
      <text:p text:style-name="P120"><text:span text:style-name="Strong_20_Emphasis">tableau détaillé “qui publie sur quel topic et qui s’abonne” ….</text:span></text:p>
      <text:p text:style-name="P114"><text:span text:style-name="Strong_20_Emphasis"><text:span text:style-name="T19"/></text:span></text:p>
      <text:p text:style-name="P135"><text:span text:style-name="Strong_20_Emphasis"><text:span text:style-name="T21">Contenu répertoire /Scripts_RZ_Local (ed SD) :</text:span></text:span><text:span text:style-name="T22"><text:line-break/>~/Scripts_RZ_Local/<text:line-break/>│<text:line-break/>├── bt_send_ready.sh <text:s text:c="10"/># plan B Bluetooth (préviens SP si pas de Wi-Fi)<text:line-break/>├── connectDoro_v2.sh <text:s text:c="9"/># 🟢 script principal (détection + MQTT)<text:line-break/>├── get_ip.sh <text:s text:c="17"/># utilitaire IP locale<text:line-break/>├── start_node_red.sh <text:s text:c="9"/># lance Node-RED sur SE<text:line-break/>├── watchdog-1.0.1.jar <text:s text:c="8"/># ancien jar (probablement inutile)<text:line-break/>├── logs/<text:line-break/>│ <text:s text:c="2"/>└── connect.log <text:s text:c="11"/># journal d’exécution automatique<text:line-break/>└── network_context.txt <text:s text:c="7"/># état réseau exporté pour Tasker<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0T09:49:43.645481900</meta:creation-date>
    <dc:date>2026-04-17T14:14:56.972958300</dc:date>
    <meta:editing-duration>P11DT6H20M25S</meta:editing-duration>
    <meta:editing-cycles>20</meta:editing-cycles>
    <meta:generator>LibreOffice/26.2.0.3$Windows_X86_64 LibreOffice_project/620$Build-3</meta:generator>
    <meta:document-statistic meta:table-count="12" meta:image-count="0" meta:object-count="0" meta:page-count="24" meta:paragraph-count="726" meta:word-count="3955" meta:character-count="27563" meta:non-whitespace-character-count="23477"/>
  </office:meta>
</office:document-meta>
</file>